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1" svg:font-family="Arial" style:font-family-generic="swiss"/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071in"/>
    </style:style>
    <style:style style:name="co2" style:family="table-column">
      <style:table-column-properties fo:break-before="auto" style:column-width="1.328in"/>
    </style:style>
    <style:style style:name="co3" style:family="table-column">
      <style:table-column-properties fo:break-before="auto" style:column-width="1.7409in"/>
    </style:style>
    <style:style style:name="co4" style:family="table-column">
      <style:table-column-properties fo:break-before="auto" style:column-width="1.8063in"/>
    </style:style>
    <style:style style:name="co5" style:family="table-column">
      <style:table-column-properties fo:break-before="auto" style:column-width="1.9283in"/>
    </style:style>
    <style:style style:name="co6" style:family="table-column">
      <style:table-column-properties fo:break-before="auto" style:column-width="4.0917in"/>
    </style:style>
    <style:style style:name="co7" style:family="table-column">
      <style:table-column-properties fo:break-before="auto" style:column-width="3.233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448in"/>
    </style:style>
    <style:style style:name="co10" style:family="table-column">
      <style:table-column-properties fo:break-before="auto" style:column-width="1.7102in"/>
    </style:style>
    <style:style style:name="co11" style:family="table-column">
      <style:table-column-properties fo:break-before="auto" style:column-width="3.3217in"/>
    </style:style>
    <style:style style:name="co12" style:family="table-column">
      <style:table-column-properties fo:break-before="auto" style:column-width="2.9075in"/>
    </style:style>
    <style:style style:name="co13" style:family="table-column">
      <style:table-column-properties fo:break-before="auto" style:column-width="1.1882in"/>
    </style:style>
    <style:style style:name="co14" style:family="table-column">
      <style:table-column-properties fo:break-before="auto" style:column-width="0.5028in"/>
    </style:style>
    <style:style style:name="co15" style:family="table-column">
      <style:table-column-properties fo:break-before="auto" style:column-width="1.3736in"/>
    </style:style>
    <style:style style:name="co16" style:family="table-column">
      <style:table-column-properties fo:break-before="auto" style:column-width="1.6709in"/>
    </style:style>
    <style:style style:name="co17" style:family="table-column">
      <style:table-column-properties fo:break-before="auto" style:column-width="1.2209in"/>
    </style:style>
    <style:style style:name="co18" style:family="table-column">
      <style:table-column-properties fo:break-before="auto" style:column-width="1.1228in"/>
    </style:style>
    <style:style style:name="co19" style:family="table-column">
      <style:table-column-properties fo:break-before="auto" style:column-width="1.4165in"/>
    </style:style>
    <style:style style:name="co20" style:family="table-column">
      <style:table-column-properties fo:break-before="auto" style:column-width="2.0811in"/>
    </style:style>
    <style:style style:name="co21" style:family="table-column">
      <style:table-column-properties fo:break-before="auto" style:column-width="2.1256in"/>
    </style:style>
    <style:style style:name="co22" style:family="table-column">
      <style:table-column-properties fo:break-before="auto" style:column-width="1.3728in"/>
    </style:style>
    <style:style style:name="co23" style:family="table-column">
      <style:table-column-properties fo:break-before="auto" style:column-width="1.6374in"/>
    </style:style>
    <style:style style:name="co24" style:family="table-column">
      <style:table-column-properties fo:break-before="auto" style:column-width="2.7882in"/>
    </style:style>
    <style:style style:name="co25" style:family="table-column">
      <style:table-column-properties fo:break-before="auto" style:column-width="1.7272in"/>
    </style:style>
    <style:style style:name="co26" style:family="table-column">
      <style:table-column-properties fo:break-before="auto" style:column-width="3.5256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1.1736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4043in" fo:break-before="auto" style:use-optimal-row-height="false"/>
    </style:style>
    <style:style style:name="ro10" style:family="table-row">
      <style:table-row-properties style:row-height="0.3311in" fo:break-before="auto" style:use-optimal-row-height="false"/>
    </style:style>
    <style:style style:name="ro11" style:family="table-row">
      <style:table-row-properties style:row-height="0.4972in" fo:break-before="auto" style:use-optimal-row-height="false"/>
    </style:style>
    <style:style style:name="ro12" style:family="table-row">
      <style:table-row-properties style:row-height="0.4453in" fo:break-before="auto" style:use-optimal-row-height="false"/>
    </style:style>
    <style:style style:name="ro13" style:family="table-row">
      <style:table-row-properties style:row-height="0.45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0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0000" style:direction="ltr" fo:padding="0.028in" fo:border-right="none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text-line-through-style="none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ext-properties style:text-line-through-style="none"/>
    </style:style>
    <style:style style:name="ce7" style:family="table-cell" style:parent-style-name="Default">
      <style:table-cell-properties fo:background-color="#ff0000"/>
      <style:text-properties style:text-line-through-style="none"/>
    </style:style>
    <style:style style:name="ce8" style:family="table-cell" style:parent-style-name="Default">
      <style:table-cell-properties fo:padding="0.028in"/>
      <style:text-properties style:text-line-through-style="none"/>
    </style:style>
    <style:style style:name="ce9" style:family="table-cell" style:parent-style-name="Default" style:data-style-name="N0">
      <style:table-cell-properties style:glyph-orientation-vertical="0" fo:border-bottom="0.31pt solid #000000" fo:background-color="#ffff00" style:diagonal-bl-tr="none" style:diagonal-tl-br="none" style:text-align-source="fix" style:repeat-content="false" fo:wrap-option="wrap" fo:border-left="0.91pt solid #000000" style:direction="ltr" fo:padding="0.028in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91pt solid #000000" style:direction="ltr" fo:padding="0.028in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/>
      <style:text-properties style:text-line-through-style="none"/>
    </style:style>
    <style:style style:name="ce16" style:family="table-cell" style:parent-style-name="Default">
      <style:table-cell-properties fo:wrap-option="wrap"/>
      <style:text-properties style:text-line-through-style="none"/>
    </style:style>
    <style:style style:name="ce17" style:family="table-cell" style:parent-style-name="Default">
      <style:table-cell-properties fo:background-color="#ff0000" fo:wrap-option="wrap"/>
      <style:text-properties style:text-line-through-style="none"/>
    </style:style>
    <style:style style:name="ce18" style:family="table-cell" style:parent-style-name="Default" style:data-style-name="N0">
      <style:table-cell-properties fo:border-bottom="0.31pt solid #000000" fo:background-color="#ffff00" style:diagonal-bl-tr="none" style:diagonal-tl-br="none" fo:border-left="0.91pt solid #000000" fo:padding="0.028in" fo:border-right="0.91pt solid #000000" style:rotation-align="none" fo:border-top="0.91pt solid #000000"/>
      <style:text-properties style:use-window-font-color="true" style:text-outline="false" style:text-line-through-styl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9" style:family="table-cell" style:parent-style-name="Default">
      <style:table-cell-properties fo:padding="0.028in"/>
      <style:text-properties style:text-line-through-style="none" style:font-name="Arial" style:font-name-asian="DejaVu Sans" style:font-name-complex="FreeSans"/>
    </style:style>
    <style:style style:name="ce20" style:family="table-cell" style:parent-style-name="Default" style:data-style-name="N0">
      <style:table-cell-properties fo:border-bottom="0.91pt solid #000000" fo:background-color="#ffff00" style:diagonal-bl-tr="none" style:diagonal-tl-br="none" fo:border-left="none" fo:padding="0.028in" fo:border-right="0.91pt solid #000000" style:rotation-align="none" fo:border-top="0.91pt solid #000000"/>
    </style:style>
    <style:style style:name="ce21" style:family="table-cell" style:parent-style-name="Default">
      <style:text-properties style:font-name="Arial2"/>
    </style:style>
    <style:style style:name="ce22" style:family="table-cell" style:parent-style-name="Default">
      <style:text-properties style:font-name="Arial2" style:font-name-asian="DejaVu Sans" style:font-name-complex="FreeSans"/>
    </style:style>
    <style:style style:name="ce23" style:family="table-cell" style:parent-style-name="Default">
      <style:table-cell-properties fo:background-color="#00ff00"/>
    </style:style>
    <style:style style:name="ce24" style:family="table-cell" style:parent-style-name="Default" style:data-style-name="N60">
      <style:table-cell-properties fo:background-color="#00ff00"/>
    </style:style>
    <style:style style:name="ce25" style:family="table-cell" style:parent-style-name="Default" style:data-style-name="N60"/>
    <style:style style:name="ce26" style:family="table-cell" style:parent-style-name="Default">
      <style:text-properties style:font-name="Arial" style:font-name-asian="DejaVu Sans" style:font-name-complex="FreeSans"/>
    </style:style>
    <style:style style:name="ce27" style:family="table-cell" style:parent-style-name="Default">
      <style:table-cell-properties fo:background-color="#23ff23"/>
    </style:style>
    <style:style style:name="ce28" style:family="table-cell" style:parent-style-name="Default">
      <style:text-properties fo:color="#000000" style:font-name="Calibri" fo:font-size="11pt" style:font-name-asian="DejaVu Sans" style:font-size-asian="11pt" style:font-name-complex="FreeSans" style:font-size-complex="11pt"/>
    </style:style>
    <style:style style:name="ce29" style:family="table-cell" style:parent-style-name="Default">
      <style:table-cell-properties fo:background-color="transparent"/>
      <style:text-properties fo:color="#000000" style:font-name="Calibri" fo:font-size="11pt" style:font-name-asian="DejaVu Sans" style:font-size-asian="11pt" style:font-name-complex="FreeSans" style:font-size-complex="11pt"/>
    </style:style>
    <style:style style:name="ce30" style:family="table-cell" style:parent-style-name="Default">
      <style:table-cell-properties fo:background-color="#23ff23"/>
      <style:text-properties fo:color="#000000" style:font-name="Calibri" fo:font-size="11pt" style:font-name-asian="DejaVu Sans" style:font-size-asian="11pt" style:font-name-complex="FreeSans" style:font-size-complex="11pt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dc2300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background-color="#ff0000" fo:wrap-option="wrap"/>
    </style:style>
    <style:style style:name="ce35" style:family="table-cell" style:parent-style-name="Default">
      <style:table-cell-properties fo:background-color="#ff0000"/>
      <style:text-properties style:font-name="Arial" style:font-name-asian="DejaVu Sans" style:font-name-complex="FreeSans"/>
    </style:style>
    <style:style style:name="ce3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art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2" office:value-type="string">
            <text:p>Qty</text:p>
          </table:table-cell>
          <table:table-cell table:style-name="ce9" office:value-type="string">
            <text:p>Part Reference</text:p>
          </table:table-cell>
          <table:table-cell table:style-name="ce10" office:value-type="string">
            <text:p>Part Number</text:p>
          </table:table-cell>
          <table:table-cell table:style-name="ce10" office:value-type="string">
            <text:p>MFGR</text:p>
          </table:table-cell>
          <table:table-cell table:style-name="ce10" office:value-type="string">
            <text:p>Distributor NO</text:p>
          </table:table-cell>
          <table:table-cell table:style-name="ce10" office:value-type="string">
            <text:p>DESCRIPTION</text:p>
          </table:table-cell>
          <table:table-cell table:style-name="ce18" office:value-type="string">
            <text:p>FOOTPRINT</text:p>
          </table:table-cell>
          <table:table-cell table:style-name="ce20" office:value-type="string">
            <text:p>DNI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3" office:value-type="string">
            <text:p>XC6SLX25-2FTG256C</text:p>
          </table:table-cell>
          <table:table-cell table:style-name="ce3" office:value-type="string">
            <text:p>Xilinx</text:p>
          </table:table-cell>
          <table:table-cell table:style-name="ce3" office:value-type="string">
            <text:p>122-1753-ND</text:p>
          </table:table-cell>
          <table:table-cell table:style-name="ce3"/>
          <table:table-cell table:style-name="ce3" office:value-type="string">
            <text:p>BGA 256</text:p>
          </table:table-cell>
          <table:table-cell table:style-name="ce3" table:number-columns-repeated="101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11" office:value-type="string">
            <text:p>LTC3546EFE#PBF-ND</text:p>
          </table:table-cell>
          <table:table-cell table:style-name="ce3" office:value-type="string">
            <text:p>Linear Technology</text:p>
          </table:table-cell>
          <table:table-cell table:style-name="ce12" office:value-type="string">
            <text:p><text:a xlink:href="http://www.digikey.com/product-detail/en/LTC3546EFE%23PBF" xlink:type="simple">LTC3546EFE#PBF</text:a></text:p>
          </table:table-cell>
          <table:table-cell table:style-name="ce12" office:value-type="string">
            <text:p>Dual Synchronous, 3A/1A or 2A/2A Configurable Step-Down DC/DC Regulator</text:p>
          </table:table-cell>
          <table:table-cell table:style-name="ce3" office:value-type="string">
            <text:p>28-TSSOP (0.173", 4.40mm Width) Exposed Pad</text:p>
          </table:table-cell>
          <table:table-cell table:style-name="ce3" table:number-columns-repeated="1017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string">
            <text:p>X?</text:p>
          </table:table-cell>
          <table:table-cell table:style-name="ce4" office:value-type="string">
            <text:p>CB3LV-3I-100M0000</text:p>
          </table:table-cell>
          <table:table-cell table:style-name="ce4" office:value-type="string">
            <text:p>CTS Frequency Controls</text:p>
          </table:table-cell>
          <table:table-cell table:style-name="ce4" office:value-type="string">
            <text:p>CTX318LVCT-ND</text:p>
          </table:table-cell>
          <table:table-cell table:style-name="ce15" office:value-type="string">
            <text:p>100MHz Oscillator</text:p>
          </table:table-cell>
          <table:table-cell table:style-name="ce4" office:value-type="string">
            <text:p>1.4x1.2mm, 5.08x3.7mm spacing</text:p>
          </table:table-cell>
          <table:table-cell table:style-name="ce4" table:number-columns-repeated="101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12" office:value-type="string">
            <text:p>XRA1207IG24-F</text:p>
          </table:table-cell>
          <table:table-cell table:style-name="ce3" office:value-type="string">
            <text:p>Exar Corporation</text:p>
          </table:table-cell>
          <table:table-cell table:style-name="ce11" office:value-type="string">
            <text:p>1016-1706-5-ND</text:p>
          </table:table-cell>
          <table:table-cell table:style-name="ce3" office:value-type="string">
            <text:p>16 port I2C IO-Expander. Same as the one at work</text:p>
          </table:table-cell>
          <table:table-cell table:style-name="ce3" office:value-type="string">
            <text:p>24 TSSOP</text:p>
          </table:table-cell>
          <table:table-cell table:style-name="ce3" table:number-columns-repeated="1017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U?</text:p>
          </table:table-cell>
          <table:table-cell office:value-type="string">
            <text:p>CAT24C256YI-GT3</text:p>
          </table:table-cell>
          <table:table-cell office:value-type="string">
            <text:p>ON Semiconductor</text:p>
          </table:table-cell>
          <table:table-cell office:value-type="string">
            <text:p>CAT24C256YI-GT3OSCT-ND</text:p>
          </table:table-cell>
          <table:table-cell office:value-type="string">
            <text:p>256kb I2C EEPROM</text:p>
          </table:table-cell>
          <table:table-cell office:value-type="string">
            <text:p>TSSOP-8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R's</text:p>
          </table:table-cell>
          <table:table-cell table:style-name="ce5" table:number-columns-repeated="102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table:style-name="ce13" office:value-type="string">
            <text:p><text:a xlink:href="http://www.digikey.ca/product-detail/en/ERJ-3GEYJ154V" xlink:type="simple">ERJ-3GEYJ154V</text:a></text:p>
          </table:table-cell>
          <table:table-cell office:value-type="string">
            <text:p>Panasonic</text:p>
          </table:table-cell>
          <table:table-cell table:style-name="ce14" office:value-type="string">
            <text:p>P150KGCT-ND</text:p>
          </table:table-cell>
          <table:table-cell office:value-type="string">
            <text:p>150K LTC3546 frequency adjustment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2, R3</text:p>
          </table:table-cell>
          <table:table-cell table:style-name="ce13" office:value-type="string">
            <text:p>ERJ-3GEYJ103V</text:p>
          </table:table-cell>
          <table:table-cell office:value-type="string">
            <text:p>Panasonic</text:p>
          </table:table-cell>
          <table:table-cell table:style-name="ce14" office:value-type="string">
            <text:p>P10KGCT-ND</text:p>
          </table:table-cell>
          <table:table-cell office:value-type="string">
            <text:p>10K SYNC/MODE Voltage Divider Resistor, SDCard Pull ups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ERJ-3EKF3002V</text:p>
          </table:table-cell>
          <table:table-cell office:value-type="string">
            <text:p>Panasonic</text:p>
          </table:table-cell>
          <table:table-cell table:style-name="ce14" office:value-type="string">
            <text:p>P30.0KHCT-ND</text:p>
          </table:table-cell>
          <table:table-cell office:value-type="string">
            <text:p>30K, 1/10W, 1% Switcher Feedback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ERJ-3EKF9532V</text:p>
          </table:table-cell>
          <table:table-cell office:value-type="string">
            <text:p>Panasonic</text:p>
          </table:table-cell>
          <table:table-cell table:style-name="ce14" office:value-type="string">
            <text:p>P95.3KHCT-ND</text:p>
          </table:table-cell>
          <table:table-cell office:value-type="string">
            <text:p>95.3K, 1/10W, 1%, Switcher Feedback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<text:a xlink:href="http://www.digikey.com/product-detail/en/ERJ-3EKF1302V" xlink:type="simple">ERJ-3EKF1302V</text:a></text:p>
          </table:table-cell>
          <table:table-cell office:value-type="string">
            <text:p>Panasonic</text:p>
          </table:table-cell>
          <table:table-cell table:style-name="ce14" office:value-type="string">
            <text:p>P13.0KHTR-ND</text:p>
          </table:table-cell>
          <table:table-cell office:value-type="string">
            <text:p>13K, 1/10W, 5%, Switch PLL compensation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<text:a xlink:href="http://www.digikey.com/product-detail/en/ERJ-3GEY0R00V" xlink:type="simple">ERJ-3GEY0R00V</text:a></text:p>
          </table:table-cell>
          <table:table-cell office:value-type="string">
            <text:p>Panasonic</text:p>
          </table:table-cell>
          <table:table-cell table:style-name="ce14" office:value-type="string">
            <text:p>P0.0GTR-ND</text:p>
          </table:table-cell>
          <table:table-cell office:value-type="string">
            <text:p>0Ohm, BMC select resistors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6042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60.4KHCT-ND</text:p>
          </table:table-cell>
          <table:table-cell table:style-name="ce3" office:value-type="string">
            <text:p>60.4K 1.8V feedback resisto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1373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137KHCT-ND</text:p>
          </table:table-cell>
          <table:table-cell table:style-name="ce3" office:value-type="string">
            <text:p>137K, 3.34V feedback resisto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1100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110HCT-ND</text:p>
          </table:table-cell>
          <table:table-cell table:style-name="ce3" office:value-type="string">
            <text:p>100Ohm PGOOD led current limit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GEYJ472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4.7KGCT-ND</text:p>
          </table:table-cell>
          <table:table-cell table:style-name="ce3" office:value-type="string">
            <text:p>RES 4.7K OHM 1/10W 5% 0603 SMD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number-columns-repeated="2"/>
          <table:table-cell table:style-name="ce13" office:value-type="string">
            <text:p>ERJ-3GEYJ331V</text:p>
          </table:table-cell>
          <table:table-cell office:value-type="string">
            <text:p>Panasonic</text:p>
          </table:table-cell>
          <table:table-cell table:style-name="ce14" office:value-type="string">
            <text:p>P330GCT-ND</text:p>
          </table:table-cell>
          <table:table-cell office:value-type="string">
            <text:p>RES 330 OHM 1/10W 5% 0603 SMD. DONE Pull up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C's</text:p>
          </table:table-cell>
          <table:table-cell table:style-name="ce5" table:number-columns-repeated="1022"/>
        </table:table-row>
        <table:table-row table:style-name="ro3">
          <table:table-cell table:style-name="ce3"/>
          <table:table-cell table:style-name="ce3" office:value-type="string">
            <text:p>C?</text:p>
          </table:table-cell>
          <table:table-cell table:style-name="ce13" office:value-type="string">
            <text:p><text:a xlink:href="http://www.digikey.com/product-detail/en/C1608X5R1E104K" xlink:type="simple">C1608X5R1E104K</text:a></text:p>
          </table:table-cell>
          <table:table-cell table:style-name="ce13" office:value-type="string">
            <text:p><text:a xlink:href="http://digikey.com/Suppliers/us/TDK.page?lang=EN" xlink:type="simple">TDK Corporation</text:a></text:p>
          </table:table-cell>
          <table:table-cell table:style-name="ce14" office:value-type="string">
            <text:p>445-6854-1-ND</text:p>
          </table:table-cell>
          <table:table-cell table:style-name="ce3" office:value-type="string">
            <text:p>0.1uF, 25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/>
          <table:table-cell table:style-name="ce3" office:value-type="string">
            <text:p>C?</text:p>
          </table:table-cell>
          <table:table-cell table:style-name="ce13" office:value-type="string">
            <text:p>JMK212BJ106KD-T</text:p>
          </table:table-cell>
          <table:table-cell table:style-name="ce13" office:value-type="string">
            <text:p>Taiyo Yuden</text:p>
          </table:table-cell>
          <table:table-cell table:style-name="ce14" office:value-type="string">
            <text:p>587-1304-1-ND</text:p>
          </table:table-cell>
          <table:table-cell table:style-name="ce3" office:value-type="string">
            <text:p>10uF, 25V, 10%, X5R</text:p>
          </table:table-cell>
          <table:table-cell table:style-name="ce3" office:value-type="float" office:value="805">
            <text:p>805</text:p>
          </table:table-cell>
          <table:table-cell table:style-name="ce3" table:number-columns-repeated="101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C?</text:p>
          </table:table-cell>
          <table:table-cell table:style-name="ce13" office:value-type="string">
            <text:p>JMK107BJ475KA-T</text:p>
          </table:table-cell>
          <table:table-cell table:style-name="ce13" office:value-type="string">
            <text:p>Taiyo Yuden</text:p>
          </table:table-cell>
          <table:table-cell table:style-name="ce14" office:value-type="string">
            <text:p>587-1785-1-ND</text:p>
          </table:table-cell>
          <table:table-cell table:style-name="ce3" office:value-type="string">
            <text:p>4.7uF, 6.3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C0G1H100D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269-1-ND</text:p>
          </table:table-cell>
          <table:table-cell table:style-name="ce3" office:value-type="string">
            <text:p>10pF, 50V, 10%. Switcher PLL compensation, C0G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7R1H102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308-1-ND</text:p>
          </table:table-cell>
          <table:table-cell table:style-name="ce3" office:value-type="string">
            <text:p>1nF, 50V, 10%, Switcher PLL compensation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7R1H101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6856-1-ND</text:p>
          </table:table-cell>
          <table:table-cell table:style-name="ce3" office:value-type="string">
            <text:p>100pF, 50V, 10%, X7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5R1A474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320-1-ND</text:p>
          </table:table-cell>
          <table:table-cell table:style-name="ce3" office:value-type="string">
            <text:p>0.47 uF, 10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number-columns-repeated="2"/>
          <table:table-cell office:value-type="string">
            <text:p>JMK316BJ107ML-T</text:p>
          </table:table-cell>
          <table:table-cell office:value-type="string">
            <text:p>Taiyo Yuden</text:p>
          </table:table-cell>
          <table:table-cell office:value-type="string">
            <text:p>587-1963-1-ND</text:p>
          </table:table-cell>
          <table:table-cell office:value-type="string">
            <text:p>100uF, 6.3V, 20%, X5R</text:p>
          </table:table-cell>
          <table:table-cell office:value-type="float" office:value="1206">
            <text:p>1206</text:p>
          </table:table-cell>
          <table:table-cell table:number-columns-repeated="1017"/>
        </table:table-row>
        <table:table-row table:style-name="ro5">
          <table:table-cell table:style-name="ce3" table:number-columns-repeated="2"/>
          <table:table-cell table:style-name="ce13" table:number-columns-repeated="2"/>
          <table:table-cell table:style-name="ce14"/>
          <table:table-cell table:style-name="ce3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L's</text:p>
          </table:table-cell>
          <table:table-cell table:style-name="ce5" table:number-columns-repeated="1022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6" office:value-type="string">
            <text:p>L?</text:p>
          </table:table-cell>
          <table:table-cell table:style-name="ce13" office:value-type="string">
            <text:p>NR6028T2R2N</text:p>
          </table:table-cell>
          <table:table-cell office:value-type="string">
            <text:p>Taiyo Yuden</text:p>
          </table:table-cell>
          <table:table-cell table:style-name="ce14" office:value-type="string">
            <text:p>587-2098-1-ND</text:p>
          </table:table-cell>
          <table:table-cell table:style-name="ce16" office:value-type="string">
            <text:p>2.2uH, 4.2A,26mOhm, Power inductor. Use for all switchers</text:p>
          </table:table-cell>
          <table:table-cell table:style-name="ce6" office:value-type="string">
            <text:p>5.7mm x 4.7 mm</text:p>
          </table:table-cell>
          <table:table-cell table:style-name="ce6" table:number-columns-repeated="1017"/>
        </table:table-row>
        <table:table-row table:style-name="ro5">
          <table:table-cell table:style-name="ce3" table:number-columns-repeated="1024"/>
        </table:table-row>
        <table:table-row table:style-name="ro5">
          <table:table-cell table:style-name="ce7"/>
          <table:table-cell table:style-name="ce7" office:value-type="string">
            <text:p>LED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 table:style-name="ce6"/>
          <table:table-cell table:style-name="ce6" office:value-type="string">
            <text:p>U?</text:p>
          </table:table-cell>
          <table:table-cell table:style-name="ce6" office:value-type="string">
            <text:p>APL3015QBC/D-F01</text:p>
          </table:table-cell>
          <table:table-cell table:style-name="ce6" office:value-type="string">
            <text:p>Kingbright Corperation</text:p>
          </table:table-cell>
          <table:table-cell table:style-name="ce6" office:value-type="string">
            <text:p>754-1502-1-ND</text:p>
          </table:table-cell>
          <table:table-cell table:style-name="ce16" office:value-type="string">
            <text:p>Blue Power Good Indicator LED</text:p>
          </table:table-cell>
          <table:table-cell table:style-name="ce6" office:value-type="string">
            <text:p>3.00mm x 1.50mm</text:p>
          </table:table-cell>
          <table:table-cell table:style-name="ce6" table:number-columns-repeated="1017"/>
        </table:table-row>
        <table:table-row table:style-name="ro5" table:number-rows-repeated="2">
          <table:table-cell table:style-name="ce6" table:number-columns-repeated="5"/>
          <table:table-cell table:style-name="ce16"/>
          <table:table-cell table:style-name="ce6" table:number-columns-repeated="1018"/>
        </table:table-row>
        <table:table-row table:style-name="ro5">
          <table:table-cell table:style-name="ce7"/>
          <table:table-cell table:style-name="ce7" office:value-type="string">
            <text:p>Transistors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 table:style-name="ce6"/>
          <table:table-cell table:style-name="ce6" office:value-type="string">
            <text:p>Q?</text:p>
          </table:table-cell>
          <table:table-cell table:style-name="ce6" office:value-type="string">
            <text:p>2N7002K-T1-E3CT-ND</text:p>
          </table:table-cell>
          <table:table-cell table:style-name="ce6" office:value-type="string">
            <text:p>Vishay</text:p>
          </table:table-cell>
          <table:table-cell table:style-name="ce6" office:value-type="string">
            <text:p>2N7002K-T1-E3</text:p>
          </table:table-cell>
          <table:table-cell table:style-name="ce16" office:value-type="string">
            <text:p>Transistor for PGOOD</text:p>
          </table:table-cell>
          <table:table-cell table:style-name="ce6" office:value-type="string">
            <text:p>SOT-23-3 (TO-236)</text:p>
          </table:table-cell>
          <table:table-cell table:style-name="ce6" table:number-columns-repeated="1017"/>
        </table:table-row>
        <table:table-row table:style-name="ro1">
          <table:table-cell table:style-name="ce8" table:number-columns-repeated="7"/>
          <table:table-cell table:style-name="ce6" table:number-columns-repeated="1017"/>
        </table:table-row>
        <table:table-row table:style-name="ro5">
          <table:table-cell table:style-name="ce7"/>
          <table:table-cell table:style-name="ce7" office:value-type="string">
            <text:p>Misc, Connectors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/>
          <table:table-cell office:value-type="string">
            <text:p>Dc Barrel Jack</text:p>
          </table:table-cell>
          <table:table-cell office:value-type="string">
            <text:p>PJ-037A</text:p>
          </table:table-cell>
          <table:table-cell office:value-type="string">
            <text:p>CUI Inc.</text:p>
          </table:table-cell>
          <table:table-cell table:style-name="ce14" office:value-type="string">
            <text:p>CP-037A-ND</text:p>
          </table:table-cell>
          <table:table-cell office:value-type="string">
            <text:p>DC Barrel</text:p>
          </table:table-cell>
          <table:table-cell office:value-type="string">
            <text:p>2 contacts, through hole, right angle, 6mm spac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EEPROM Switch</text:p>
          </table:table-cell>
          <table:table-cell table:style-name="ce13" office:value-type="string">
            <text:p>A6S-2102-H</text:p>
          </table:table-cell>
          <table:table-cell office:value-type="string">
            <text:p>Omron Electronics Inc.</text:p>
          </table:table-cell>
          <table:table-cell table:style-name="ce14" office:value-type="string">
            <text:p>SW1008-ND</text:p>
          </table:table-cell>
          <table:table-cell office:value-type="string">
            <text:p>EEPROM Switch</text:p>
          </table:table-cell>
          <table:table-cell office:value-type="string">
            <text:p>6.2x6.02mm, pads: 3x1.1mm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style-name="ce8"/>
          <table:table-cell table:style-name="ce8" office:value-type="string">
            <text:p>3 Way Jumper</text:p>
          </table:table-cell>
          <table:table-cell table:style-name="ce8" office:value-type="string">
            <text:p>TSHC-103-S-06-240-G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8" office:value-type="string">
            <text:p>3 Pins, 2.54mm spacing, 1.02 hole diameter</text:p>
          </table:table-cell>
          <table:table-cell table:style-name="ce6" table:number-columns-repeated="1017"/>
        </table:table-row>
        <table:table-row table:style-name="ro6">
          <table:table-cell table:style-name="ce8"/>
          <table:table-cell table:style-name="ce8" office:value-type="string">
            <text:p>Jtag 6 pin header</text:p>
          </table:table-cell>
          <table:table-cell table:style-name="ce8" office:value-type="string">
            <text:p>TSHC-106-S-06-240-G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19" office:value-type="string">
            <text:p>6 Pins, 2.54mm spacing, 1.02 hole diameter</text:p>
          </table:table-cell>
          <table:table-cell table:style-name="ce6" table:number-columns-repeated="1017"/>
        </table:table-row>
        <table:table-row table:style-name="ro6">
          <table:table-cell table:style-name="ce8"/>
          <table:table-cell table:style-name="ce8" office:value-type="string">
            <text:p>fpga Headers</text:p>
          </table:table-cell>
          <table:table-cell table:style-name="ce8" office:value-type="string">
            <text:p>SSHSM-110-D-02-H-V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19" office:value-type="string">
            <text:p>2x10 pins, 1.02mmx3.18mm pad, 2.54 mm spacing</text:p>
          </table:table-cell>
          <table:table-cell table:style-name="ce6" table:number-columns-repeated="1017"/>
        </table:table-row>
        <table:table-row table:style-name="ro3">
          <table:table-cell/>
          <table:table-cell office:value-type="string">
            <text:p>Conn?</text:p>
          </table:table-cell>
          <table:table-cell table:style-name="ce13" office:value-type="string">
            <text:p>SSHQ-123-D-10-GT-LF</text:p>
          </table:table-cell>
          <table:table-cell office:value-type="string">
            <text:p>Major League Electronics</text:p>
          </table:table-cell>
          <table:table-cell/>
          <table:table-cell office:value-type="string">
            <text:p>23x2 beaglebone headers. .895” pin length. <text:a xlink:href="http://mlelectronics.com/store/products/sshq-123-d-10-gt-lf/" xlink:type="simple">http://mlelectronics.com/store/products/sshq-123-d-10-gt-lf/</text:a></text:p>
          </table:table-cell>
          <table:table-cell table:number-columns-repeated="1018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TC3546" table:style-name="ta1">
        <table:table-column table:style-name="co8" table:number-columns-repeated="8" table:default-cell-style-name="Default"/>
        <table:table-row table:style-name="ro5">
          <table:table-cell office:value-type="string">
            <text:p>Switch 1</text:p>
          </table:table-cell>
          <table:table-cell table:number-columns-repeated="4"/>
          <table:table-cell office:value-type="string">
            <text:p>Switch 2</text:p>
          </table:table-cell>
          <table:table-cell table:number-columns-repeated="2"/>
        </table:table-row>
        <table:table-row table:style-name="ro3">
          <table:table-cell office:value-type="string">
            <text:p>Vout=</text:p>
          </table:table-cell>
          <table:table-cell office:value-type="float" office:value="3.3">
            <text:p>3.3</text:p>
          </table:table-cell>
          <table:table-cell table:number-columns-repeated="3"/>
          <table:table-cell office:value-type="string">
            <text:p>Vout=</text:p>
          </table:table-cell>
          <table:table-cell office:value-type="float" office:value="1.8">
            <text:p>1.8</text:p>
          </table:table-cell>
          <table:table-cell/>
        </table:table-row>
        <table:table-row table:style-name="ro3">
          <table:table-cell office:value-type="string">
            <text:p>Vin=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Vin=</text:p>
          </table:table-cell>
          <table:table-cell office:value-type="float" office:value="5">
            <text:p>5</text:p>
          </table:table-cell>
          <table:table-cell/>
        </table:table-row>
        <table:table-row table:style-name="ro5">
          <table:table-cell office:value-type="string">
            <text:p>Freq=</text:p>
          </table:table-cell>
          <table:table-cell table:formula="of:=1.5*10^6" office:value-type="float" office:value="1500000">
            <text:p>1500000</text:p>
          </table:table-cell>
          <table:table-cell table:number-columns-repeated="3"/>
          <table:table-cell office:value-type="string">
            <text:p>Freq=</text:p>
          </table:table-cell>
          <table:table-cell table:formula="of:=1.5*10^6" office:value-type="float" office:value="1500000">
            <text:p>1500000</text:p>
          </table:table-cell>
          <table:table-cell/>
        </table:table-row>
        <table:table-row table:style-name="ro3">
          <table:table-cell office:value-type="string">
            <text:p>I(Lmax)=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(Lmax)=</text:p>
          </table:table-cell>
          <table:table-cell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I(L%)=</text:p>
          </table:table-cell>
          <table:table-cell office:value-type="float" office:value="0.39">
            <text:p>0.39</text:p>
          </table:table-cell>
          <table:table-cell table:number-columns-repeated="3"/>
          <table:table-cell office:value-type="string">
            <text:p>I(L%)=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3">
          <table:table-cell table:style-name="ce21" office:value-type="string">
            <text:p>ΔI(L)=</text:p>
          </table:table-cell>
          <table:table-cell table:style-name="ce23" table:formula="of:=[.B6]*[.B5]" office:value-type="float" office:value="0.39">
            <text:p>0.39</text:p>
          </table:table-cell>
          <table:table-cell table:style-name="ce22" office:value-type="string">
            <text:p>ΔI(L)=I(Lmax)*I(L%)</text:p>
          </table:table-cell>
          <table:table-cell table:number-columns-repeated="2"/>
          <table:table-cell table:style-name="ce21" office:value-type="string">
            <text:p>ΔI(L)=</text:p>
          </table:table-cell>
          <table:table-cell table:style-name="ce23" table:formula="of:=[.G6]*[.G5]" office:value-type="float" office:value="0.45">
            <text:p>0.45</text:p>
          </table:table-cell>
          <table:table-cell table:style-name="ce22" office:value-type="string">
            <text:p>ΔI(L)=I(Lmax)*I(L%)</text:p>
          </table:table-cell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L &gt;=</text:p>
          </table:table-cell>
          <table:table-cell table:style-name="ce24" table:formula="of:=([.B2]/([.B4]*[.B7]))*(1-[.B2]/[.B3])" office:value-type="float" office:value="0.00000191794871794872">
            <text:p>1.92E-006</text:p>
          </table:table-cell>
          <table:table-cell office:value-type="string">
            <text:p>L &gt;= (Vout/(Freq*ΔL))*(1-Vout/Vin)</text:p>
          </table:table-cell>
          <table:table-cell table:number-columns-repeated="2"/>
          <table:table-cell office:value-type="string">
            <text:p>L &gt;=</text:p>
          </table:table-cell>
          <table:table-cell table:style-name="ce24" table:formula="of:=([.G2]/([.G4]*[.G7]))*(1-[.G2]/[.G3])" office:value-type="float" office:value="0.00000170666666666667">
            <text:p>1.71E-006</text:p>
          </table:table-cell>
          <table:table-cell office:value-type="string">
            <text:p>L &gt;= (Vout/(Freq*ΔL))*(1-Vout/Vin)</text:p>
          </table:table-cell>
        </table:table-row>
        <table:table-row table:style-name="ro5">
          <table:table-cell table:number-columns-repeated="8"/>
        </table:table-row>
        <table:table-row table:style-name="ro5">
          <table:table-cell office:value-type="string">
            <text:p>ESR=</text:p>
          </table:table-cell>
          <table:table-cell table:formula="of:=60*10^-3" office:value-type="float" office:value="0.06">
            <text:p>0.06</text:p>
          </table:table-cell>
          <table:table-cell table:number-columns-repeated="3"/>
          <table:table-cell office:value-type="string">
            <text:p>ESR=</text:p>
          </table:table-cell>
          <table:table-cell table:formula="of:=60*10^-3" office:value-type="float" office:value="0.06">
            <text:p>0.06</text:p>
          </table:table-cell>
          <table:table-cell/>
        </table:table-row>
        <table:table-row table:style-name="ro3">
          <table:table-cell office:value-type="string">
            <text:p>Cout =</text:p>
          </table:table-cell>
          <table:table-cell table:style-name="ce25" table:formula="of:=4.7*10^-6" office:value-type="float" office:value="0.0000047">
            <text:p>4.70E-006</text:p>
          </table:table-cell>
          <table:table-cell table:number-columns-repeated="3"/>
          <table:table-cell office:value-type="string">
            <text:p>Cout =</text:p>
          </table:table-cell>
          <table:table-cell table:style-name="ce25" table:formula="of:=4.7*10^-6" office:value-type="float" office:value="0.0000047">
            <text:p>4.70E-006</text:p>
          </table:table-cell>
          <table:table-cell/>
        </table:table-row>
        <table:table-row table:style-name="ro5">
          <table:table-cell table:number-columns-repeated="8"/>
        </table:table-row>
        <table:table-row table:style-name="ro3">
          <table:table-cell table:style-name="ce22" office:value-type="string">
            <text:p>Δvout=</text:p>
          </table:table-cell>
          <table:table-cell table:style-name="ce23" table:formula="of:=[.B7]*([.B11]+(1/(8*[.B4]*[.B12])))" office:value-type="float" office:value="0.0303148936170213">
            <text:p>0.0303148936</text:p>
          </table:table-cell>
          <table:table-cell table:style-name="ce22" office:value-type="string">
            <text:p>Δvout= ΔI(L) * ( ESR + ( 1 / (8*Freq*Cout)))</text:p>
          </table:table-cell>
          <table:table-cell table:number-columns-repeated="2"/>
          <table:table-cell table:style-name="ce22" office:value-type="string">
            <text:p>Δvout=</text:p>
          </table:table-cell>
          <table:table-cell table:style-name="ce23" table:formula="of:=[.G7]*([.G11]+(1/(8*[.G4]*[.G12])))" office:value-type="float" office:value="0.0349787234042553">
            <text:p>0.0349787234</text:p>
          </table:table-cell>
          <table:table-cell table:style-name="ce22" office:value-type="string">
            <text:p>Δvout= ΔI(L) * ( ESR + ( 1 / (8*Freq*Cout)))</text:p>
          </table:table-cell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Vdroop=</text:p>
          </table:table-cell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Vdroop=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Cout =</text:p>
          </table:table-cell>
          <table:table-cell table:style-name="ce25" table:formula="of:=2.5*([.B7]/([.B4]*[.B16]))" office:value-type="float" office:value="0.0000026">
            <text:p>2.60E-006</text:p>
          </table:table-cell>
          <table:table-cell office:value-type="string">
            <text:p>Cout=2.5*(ΔI(L)/(Freq*Vdroop))</text:p>
          </table:table-cell>
          <table:table-cell table:number-columns-repeated="2"/>
          <table:table-cell office:value-type="string">
            <text:p>Cout =</text:p>
          </table:table-cell>
          <table:table-cell table:style-name="ce25" table:formula="of:=2.5*([.G7]/([.G4]*[.G16]))" office:value-type="float" office:value="0.000003">
            <text:p>3.00E-006</text:p>
          </table:table-cell>
          <table:table-cell office:value-type="string">
            <text:p>Cout=2.5*(ΔI(L)/(Freq*Vdroop))</text:p>
          </table:table-cell>
        </table:table-row>
        <table:table-row table:style-name="ro5" table:number-rows-repeated="1048557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BOM_lis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6" table:default-cell-style-name="Default"/>
        <table:table-row table:style-name="ro5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Field1</text:p>
          </table:table-cell>
          <table:table-cell office:value-type="string">
            <text:p>Field2</text:p>
          </table:table-cell>
          <table:table-cell office:value-type="string">
            <text:p>Field3</text:p>
          </table:table-cell>
          <table:table-cell office:value-type="string">
            <text:p>Field4</text:p>
          </table:table-cell>
          <table:table-cell office:value-type="string">
            <text:p>Field5</text:p>
          </table:table-cell>
          <table:table-cell office:value-type="string">
            <text:p>Field6</text:p>
          </table:table-cell>
          <table:table-cell office:value-type="string">
            <text:p>Field7</text:p>
          </table:table-cell>
          <table:table-cell office:value-type="string">
            <text:p>Field8</text:p>
          </table:table-cell>
        </table:table-row>
        <table:table-row table:style-name="ro5">
          <table:table-cell office:value-type="string">
            <text:p>C201</text:p>
          </table:table-cell>
          <table:table-cell office:value-type="string">
            <text:p>10UF</text:p>
          </table:table-cell>
          <table:table-cell office:value-type="float" office:value="805">
            <text:p>805</text:p>
          </table:table-cell>
          <table:table-cell office:value-type="string">
            <text:p>JMK212BJ106KD-T</text:p>
          </table:table-cell>
          <table:table-cell table:number-columns-repeated="7"/>
        </table:table-row>
        <table:table-row table:style-name="ro5">
          <table:table-cell office:value-type="string">
            <text:p>C202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203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04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05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06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07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08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09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0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1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2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3</text:p>
          </table:table-cell>
          <table:table-cell office:value-type="string">
            <text:p>10UF</text:p>
          </table:table-cell>
          <table:table-cell office:value-type="float" office:value="805">
            <text:p>805</text:p>
          </table:table-cell>
          <table:table-cell office:value-type="string">
            <text:p>JMK212BJ106KD-T</text:p>
          </table:table-cell>
          <table:table-cell table:number-columns-repeated="7"/>
        </table:table-row>
        <table:table-row table:style-name="ro5">
          <table:table-cell office:value-type="string">
            <text:p>C214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215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16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17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18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19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20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21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22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23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24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301</text:p>
          </table:table-cell>
          <table:table-cell office:value-type="string">
            <text:p>10UF</text:p>
          </table:table-cell>
          <table:table-cell office:value-type="float" office:value="603">
            <text:p>603</text:p>
          </table:table-cell>
          <table:table-cell office:value-type="string">
            <text:p>JMK212BJ106KD-T</text:p>
          </table:table-cell>
          <table:table-cell table:number-columns-repeated="7"/>
        </table:table-row>
        <table:table-row table:style-name="ro5">
          <table:table-cell office:value-type="string">
            <text:p>C302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401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402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01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2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3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4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5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6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7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8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9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0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1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2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3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4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5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6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7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8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9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0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1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2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3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4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5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6</text:p>
          </table:table-cell>
          <table:table-cell office:value-type="string">
            <text:p>0.1UF</text:p>
          </table:table-cell>
          <table:table-cell office:value-type="float" office:value="604">
            <text:p>604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7</text:p>
          </table:table-cell>
          <table:table-cell office:value-type="string">
            <text:p>0.1UF</text:p>
          </table:table-cell>
          <table:table-cell office:value-type="float" office:value="605">
            <text:p>605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8</text:p>
          </table:table-cell>
          <table:table-cell office:value-type="string">
            <text:p>0.1UF</text:p>
          </table:table-cell>
          <table:table-cell office:value-type="float" office:value="606">
            <text:p>606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9</text:p>
          </table:table-cell>
          <table:table-cell office:value-type="string">
            <text:p>0.1UF</text:p>
          </table:table-cell>
          <table:table-cell office:value-type="float" office:value="607">
            <text:p>607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30</text:p>
          </table:table-cell>
          <table:table-cell office:value-type="string">
            <text:p>0.1UF</text:p>
          </table:table-cell>
          <table:table-cell office:value-type="float" office:value="608">
            <text:p>608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31</text:p>
          </table:table-cell>
          <table:table-cell office:value-type="string">
            <text:p>4.7UF</text:p>
          </table:table-cell>
          <table:table-cell office:value-type="float" office:value="609">
            <text:p>609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2</text:p>
          </table:table-cell>
          <table:table-cell office:value-type="string">
            <text:p>4.7UF</text:p>
          </table:table-cell>
          <table:table-cell office:value-type="float" office:value="610">
            <text:p>610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3</text:p>
          </table:table-cell>
          <table:table-cell office:value-type="string">
            <text:p>4.7UF</text:p>
          </table:table-cell>
          <table:table-cell office:value-type="float" office:value="611">
            <text:p>611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4</text:p>
          </table:table-cell>
          <table:table-cell office:value-type="string">
            <text:p>4.7UF</text:p>
          </table:table-cell>
          <table:table-cell office:value-type="float" office:value="612">
            <text:p>612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5</text:p>
          </table:table-cell>
          <table:table-cell office:value-type="string">
            <text:p>4.7UF</text:p>
          </table:table-cell>
          <table:table-cell office:value-type="float" office:value="613">
            <text:p>613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6</text:p>
          </table:table-cell>
          <table:table-cell office:value-type="string">
            <text:p>4.7UF</text:p>
          </table:table-cell>
          <table:table-cell office:value-type="float" office:value="614">
            <text:p>614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7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38</text:p>
          </table:table-cell>
          <table:table-cell office:value-type="string">
            <text:p>100UF</text:p>
          </table:table-cell>
          <table:table-cell office:value-type="float" office:value="1207">
            <text:p>1207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39</text:p>
          </table:table-cell>
          <table:table-cell office:value-type="string">
            <text:p>100UF</text:p>
          </table:table-cell>
          <table:table-cell office:value-type="float" office:value="1208">
            <text:p>1208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40</text:p>
          </table:table-cell>
          <table:table-cell office:value-type="string">
            <text:p>100UF</text:p>
          </table:table-cell>
          <table:table-cell office:value-type="float" office:value="1209">
            <text:p>1209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41</text:p>
          </table:table-cell>
          <table:table-cell office:value-type="string">
            <text:p>100UF</text:p>
          </table:table-cell>
          <table:table-cell office:value-type="float" office:value="1210">
            <text:p>1210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42</text:p>
          </table:table-cell>
          <table:table-cell office:value-type="string">
            <text:p>100UF</text:p>
          </table:table-cell>
          <table:table-cell office:value-type="float" office:value="1211">
            <text:p>1211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J701</text:p>
          </table:table-cell>
          <table:table-cell office:value-type="string">
            <text:p>3_WAY_JUMPER</text:p>
          </table:table-cell>
          <table:table-cell office:value-type="string">
            <text:p>3 Pins, 2.54mm spacing, 1.02 hole diameter</text:p>
          </table:table-cell>
          <table:table-cell office:value-type="string">
            <text:p>TSHC-103-S-06-240-G-LF</text:p>
          </table:table-cell>
          <table:table-cell table:number-columns-repeated="7"/>
        </table:table-row>
        <table:table-row table:style-name="ro5">
          <table:table-cell office:value-type="string">
            <text:p>J702</text:p>
          </table:table-cell>
          <table:table-cell office:value-type="string">
            <text:p>3_WAY_JUMPER</text:p>
          </table:table-cell>
          <table:table-cell office:value-type="string">
            <text:p>3 Pins, 2.54mm spacing, 1.02 hole diameter</text:p>
          </table:table-cell>
          <table:table-cell office:value-type="string">
            <text:p>TSHC-103-S-06-240-G-LF</text:p>
          </table:table-cell>
          <table:table-cell table:number-columns-repeated="7"/>
        </table:table-row>
        <table:table-row table:style-name="ro5">
          <table:table-cell office:value-type="string">
            <text:p>L201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L202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L203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L204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Q201</text:p>
          </table:table-cell>
          <table:table-cell office:value-type="string">
            <text:p>2N7002K</text:p>
          </table:table-cell>
          <table:table-cell office:value-type="string">
            <text:p>SOT-23-3 (TO-236)</text:p>
          </table:table-cell>
          <table:table-cell office:value-type="string">
            <text:p>2N7002K-T1-E3</text:p>
          </table:table-cell>
          <table:table-cell table:number-columns-repeated="7"/>
        </table:table-row>
        <table:table-row table:style-name="ro5">
          <table:table-cell office:value-type="string">
            <text:p>R201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02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03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DNI</text:p>
          </table:table-cell>
          <table:table-cell office:value-type="string">
            <text:p>ERJ-3EKF6042V</text:p>
          </table:table-cell>
          <table:table-cell table:number-columns-repeated="6"/>
        </table:table-row>
        <table:table-row table:style-name="ro5">
          <table:table-cell office:value-type="string">
            <text:p>R204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05</text:p>
          </table:table-cell>
          <table:table-cell office:value-type="string">
            <text:p>15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06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07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08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09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10</text:p>
          </table:table-cell>
          <table:table-cell office:value-type="string">
            <text:p>95.3K</text:p>
          </table:table-cell>
          <table:table-cell office:value-type="float" office:value="603">
            <text:p>603</text:p>
          </table:table-cell>
          <table:table-cell office:value-type="string">
            <text:p>ERJ-3EKF9532V</text:p>
          </table:table-cell>
          <table:table-cell table:number-columns-repeated="7"/>
        </table:table-row>
        <table:table-row table:style-name="ro5">
          <table:table-cell office:value-type="string">
            <text:p>R211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12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13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14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15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16</text:p>
          </table:table-cell>
          <table:table-cell office:value-type="string">
            <text:p>15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17</text:p>
          </table:table-cell>
          <table:table-cell office:value-type="string">
            <text:p>95.3K</text:p>
          </table:table-cell>
          <table:table-cell office:value-type="float" office:value="603">
            <text:p>603</text:p>
          </table:table-cell>
          <table:table-cell office:value-type="string">
            <text:p>ERJ-3EKF9532V</text:p>
          </table:table-cell>
          <table:table-cell table:number-columns-repeated="7"/>
        </table:table-row>
        <table:table-row table:style-name="ro5">
          <table:table-cell office:value-type="string">
            <text:p>R218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19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220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21</text:p>
          </table:table-cell>
          <table:table-cell office:value-type="string">
            <text:p>60_4K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22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23</text:p>
          </table:table-cell>
          <table:table-cell office:value-type="string">
            <text:p>137K</text:p>
          </table:table-cell>
          <table:table-cell office:value-type="float" office:value="603">
            <text:p>603</text:p>
          </table:table-cell>
          <table:table-cell office:value-type="string">
            <text:p>ERJ-3EKF1373V</text:p>
          </table:table-cell>
          <table:table-cell table:number-columns-repeated="7"/>
        </table:table-row>
        <table:table-row table:style-name="ro5">
          <table:table-cell office:value-type="string">
            <text:p>R224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301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2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3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4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5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6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7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8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309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310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311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401</text:p>
          </table:table-cell>
          <table:table-cell office:value-type="string">
            <text:p>330_OHM</text:p>
          </table:table-cell>
          <table:table-cell office:value-type="float" office:value="603">
            <text:p>603</text:p>
          </table:table-cell>
          <table:table-cell office:value-type="string">
            <text:p>ERJ-3GEYJ331V</text:p>
          </table:table-cell>
          <table:table-cell table:number-columns-repeated="7"/>
        </table:table-row>
        <table:table-row table:style-name="ro5">
          <table:table-cell office:value-type="string">
            <text:p>R402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3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4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5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6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7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8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9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10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U201</text:p>
          </table:table-cell>
          <table:table-cell office:value-type="string">
            <text:p>DC_BARREL</text:p>
          </table:table-cell>
          <table:table-cell office:value-type="string">
            <text:p>2 contacts, through hole, right angle, 6mm spacing</text:p>
          </table:table-cell>
          <table:table-cell office:value-type="string">
            <text:p>PJ-037A</text:p>
          </table:table-cell>
          <table:table-cell table:number-columns-repeated="7"/>
        </table:table-row>
        <table:table-row table:style-name="ro5">
          <table:table-cell office:value-type="string">
            <text:p>U204</text:p>
          </table:table-cell>
          <table:table-cell office:value-type="string">
            <text:p>LTC3546</text:p>
          </table:table-cell>
          <table:table-cell office:value-type="string">
            <text:p>TSSOP-28</text:p>
          </table:table-cell>
          <table:table-cell office:value-type="string">
            <text:p>LTC3546</text:p>
          </table:table-cell>
          <table:table-cell table:number-columns-repeated="7"/>
        </table:table-row>
        <table:table-row table:style-name="ro5">
          <table:table-cell office:value-type="string">
            <text:p>U205</text:p>
          </table:table-cell>
          <table:table-cell office:value-type="string">
            <text:p>BLUE_LED</text:p>
          </table:table-cell>
          <table:table-cell office:value-type="string">
            <text:p>3.00mm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206</text:p>
          </table:table-cell>
          <table:table-cell office:value-type="string">
            <text:p>LTC3546</text:p>
          </table:table-cell>
          <table:table-cell office:value-type="string">
            <text:p>TSSOP-28</text:p>
          </table:table-cell>
          <table:table-cell office:value-type="string">
            <text:p>LTC3546EFE#PBF-ND</text:p>
          </table:table-cell>
          <table:table-cell table:number-columns-repeated="7"/>
        </table:table-row>
        <table:table-row table:style-name="ro5">
          <table:table-cell office:value-type="string">
            <text:p>U303</text:p>
          </table:table-cell>
          <table:table-cell office:value-type="string">
            <text:p>BLUE_LED</text:p>
          </table:table-cell>
          <table:table-cell office:value-type="string">
            <text:p>3.00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305</text:p>
          </table:table-cell>
          <table:table-cell office:value-type="string">
            <text:p>BLUE_LED</text:p>
          </table:table-cell>
          <table:table-cell office:value-type="string">
            <text:p>3.00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306</text:p>
          </table:table-cell>
          <table:table-cell office:value-type="string">
            <text:p>BLUE_LED</text:p>
          </table:table-cell>
          <table:table-cell office:value-type="string">
            <text:p>3.00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401</text:p>
          </table:table-cell>
          <table:table-cell office:value-type="string">
            <text:p>BEAGLEBONE</text:p>
          </table:table-cell>
          <table:table-cell office:value-type="string">
            <text:p>Bone</text:p>
          </table:table-cell>
          <table:table-cell table:number-columns-repeated="8"/>
        </table:table-row>
        <table:table-row table:style-name="ro5">
          <table:table-cell office:value-type="string">
            <text:p>U404</text:p>
          </table:table-cell>
          <table:table-cell office:value-type="string">
            <text:p>XRA1207</text:p>
          </table:table-cell>
          <table:table-cell office:value-type="string">
            <text:p>TSSOP-24</text:p>
          </table:table-cell>
          <table:table-cell office:value-type="string">
            <text:p>XRA1207IG24-F</text:p>
          </table:table-cell>
          <table:table-cell table:number-columns-repeated="7"/>
        </table:table-row>
        <table:table-row table:style-name="ro5">
          <table:table-cell office:value-type="string">
            <text:p>U405</text:p>
          </table:table-cell>
          <table:table-cell office:value-type="string">
            <text:p>100MHZOSC</text:p>
          </table:table-cell>
          <table:table-cell office:value-type="string">
            <text:p>1.4x1.2mm, 5.08x3.7mm spacing</text:p>
          </table:table-cell>
          <table:table-cell office:value-type="string">
            <text:p>CB3LV-3I-100M0000</text:p>
          </table:table-cell>
          <table:table-cell table:number-columns-repeated="7"/>
        </table:table-row>
        <table:table-row table:style-name="ro5">
          <table:table-cell office:value-type="string">
            <text:p>U406</text:p>
          </table:table-cell>
          <table:table-cell office:value-type="string">
            <text:p>EEPROM_SWITCH</text:p>
          </table:table-cell>
          <table:table-cell office:value-type="string">
            <text:p>6.2x6.02mm, pads: 3x1.1mm</text:p>
          </table:table-cell>
          <table:table-cell office:value-type="string">
            <text:p>A6S-2102-H</text:p>
          </table:table-cell>
          <table:table-cell table:number-columns-repeated="7"/>
        </table:table-row>
        <table:table-row table:style-name="ro5">
          <table:table-cell office:value-type="string">
            <text:p>U407</text:p>
          </table:table-cell>
          <table:table-cell office:value-type="string">
            <text:p>CAT24C256</text:p>
          </table:table-cell>
          <table:table-cell office:value-type="string">
            <text:p>TSSOP-8</text:p>
          </table:table-cell>
          <table:table-cell office:value-type="string">
            <text:p>CAT24C256YI-GT3</text:p>
          </table:table-cell>
          <table:table-cell table:number-columns-repeated="7"/>
        </table:table-row>
        <table:table-row table:style-name="ro5">
          <table:table-cell office:value-type="string">
            <text:p>U501</text:p>
          </table:table-cell>
          <table:table-cell office:value-type="string">
            <text:p>FPGA_20_PIN_HEADER</text:p>
          </table:table-cell>
          <table:table-cell office:value-type="string">
            <text:p>2x10 pins, 1.02mmx3.18mm pad, 2.54 mm spacing</text:p>
          </table:table-cell>
          <table:table-cell office:value-type="string">
            <text:p>SSHSM-110-D-02-H-V-LF</text:p>
          </table:table-cell>
          <table:table-cell table:number-columns-repeated="7"/>
        </table:table-row>
        <table:table-row table:style-name="ro5">
          <table:table-cell office:value-type="string">
            <text:p>U601</text:p>
          </table:table-cell>
          <table:table-cell office:value-type="string">
            <text:p>FPGA_20_PIN_HEADER</text:p>
          </table:table-cell>
          <table:table-cell office:value-type="string">
            <text:p>2x10 pins, 1.02mmx3.18mm pad, 2.54 mm spacing</text:p>
          </table:table-cell>
          <table:table-cell office:value-type="string">
            <text:p>SSHSM-110-D-02-H-V-LF</text:p>
          </table:table-cell>
          <table:table-cell table:number-columns-repeated="7"/>
        </table:table-row>
        <table:table-row table:style-name="ro5">
          <table:table-cell office:value-type="string">
            <text:p>U701</text:p>
          </table:table-cell>
          <table:table-cell office:value-type="string">
            <text:p>JTAG_CONN</text:p>
          </table:table-cell>
          <table:table-cell table:number-columns-repeated="2" office:value-type="string">
            <text:p>6 Pins, 2.54mm spacing, 1.02 hole diameter</text:p>
          </table:table-cell>
          <table:table-cell table:number-columns-repeated="7"/>
        </table:table-row>
        <table:table-row table:style-name="ro5">
          <table:table-cell office:value-type="string">
            <text:p>U702</text:p>
          </table:table-cell>
          <table:table-cell office:value-type="string">
            <text:p>XC6SLX25FTG256</text:p>
          </table:table-cell>
          <table:table-cell office:value-type="string">
            <text:p>256 BGA</text:p>
          </table:table-cell>
          <table:table-cell office:value-type="string">
            <text:p>XC6SLX25-2FTG256C</text:p>
          </table:table-cell>
          <table:table-cell table:number-columns-repeated="7"/>
        </table:table-row>
      </table:table>
      <table:table table:name="GPMC Length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4" table:default-cell-style-name="Default"/>
        <table:table-column table:style-name="co18" table:default-cell-style-name="ce31"/>
        <table:table-column table:style-name="co8" table:default-cell-style-name="ce3"/>
        <table:table-column table:style-name="co19" table:default-cell-style-name="ce32"/>
        <table:table-column table:style-name="co8" table:number-columns-repeated="1014" table:default-cell-style-name="Default"/>
        <table:table-row table:style-name="ro5">
          <table:table-cell office:value-type="string">
            <text:p>Signal Name</text:p>
          </table:table-cell>
          <table:table-cell/>
          <table:table-cell office:value-type="string">
            <text:p>Connection</text:p>
          </table:table-cell>
          <table:table-cell/>
          <table:table-cell office:value-type="string">
            <text:p>Length</text:p>
          </table:table-cell>
          <table:table-cell table:number-columns-repeated="1019"/>
        </table:table-row>
        <table:table-row table:style-name="ro5">
          <table:table-cell office:value-type="string">
            <text:p>Bone</text:p>
          </table:table-cell>
          <table:table-cell office:value-type="string">
            <text:p>Me</text:p>
          </table:table-cell>
          <table:table-cell table:style-name="ce26" office:value-type="string">
            <text:p>Bone</text:p>
          </table:table-cell>
          <table:table-cell table:style-name="ce26" office:value-type="string">
            <text:p>FPGA</text:p>
          </table:table-cell>
          <table:table-cell office:value-type="string">
            <text:p>Bone (mils)</text:p>
          </table:table-cell>
          <table:table-cell office:value-type="string">
            <text:p>Bone (mm)</text:p>
          </table:table-cell>
          <table:table-cell office:value-type="string">
            <text:p>Me (mm)</text:p>
          </table:table-cell>
          <table:table-cell office:value-type="string">
            <text:p>Should be (mm)</text:p>
          </table:table-cell>
          <table:table-cell office:value-type="string">
            <text:p>Sum</text:p>
          </table:table-cell>
          <table:table-cell office:value-type="string">
            <text:p>Difference (Squiggle)</text:p>
          </table:table-cell>
          <table:table-cell office:value-type="string">
            <text:p>Target</text:p>
          </table:table-cell>
          <table:table-cell table:number-columns-repeated="1013"/>
        </table:table-row>
        <table:table-row table:style-name="ro8">
          <table:table-cell office:value-type="string">
            <text:p>GPIO1_0</text:p>
          </table:table-cell>
          <table:table-cell office:value-type="string">
            <text:p>GPMC_AD0</text:p>
          </table:table-cell>
          <table:table-cell office:value-type="string">
            <text:p>P8-25</text:p>
          </table:table-cell>
          <table:table-cell office:value-type="string">
            <text:p>B2</text:p>
          </table:table-cell>
          <table:table-cell table:style-name="ce28" office:value-type="float" office:value="460.33">
            <text:p>460.33</text:p>
          </table:table-cell>
          <table:table-cell table:style-name="ce28" table:formula="of:=[.E3]*2.54/100" office:value-type="float" office:value="11.692382">
            <text:p>11.692382</text:p>
          </table:table-cell>
          <table:table-cell office:value-type="float" office:value="39.796">
            <text:p>39.796</text:p>
          </table:table-cell>
          <table:table-cell table:formula="of:=[.K3]-[.F3]" office:value-type="float" office:value="39.307618">
            <text:p>39.307618</text:p>
          </table:table-cell>
          <table:table-cell table:formula="of:=[.F3]+[.G3]" office:value-type="float" office:value="51.488382">
            <text:p>51.488382</text:p>
          </table:table-cell>
          <table:table-cell table:formula="of:=[.K3]-[.I3]" office:value-type="float" office:value="-0.488382000000001">
            <text:p>-0.488382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office:value-type="string">
            <text:p>GPIO1_1</text:p>
          </table:table-cell>
          <table:table-cell office:value-type="string">
            <text:p>GPMC_AD1</text:p>
          </table:table-cell>
          <table:table-cell office:value-type="string">
            <text:p>P8-24</text:p>
          </table:table-cell>
          <table:table-cell office:value-type="string">
            <text:p>C1</text:p>
          </table:table-cell>
          <table:table-cell table:style-name="ce28" office:value-type="float" office:value="554.1">
            <text:p>554.1</text:p>
          </table:table-cell>
          <table:table-cell table:style-name="ce28" table:formula="of:=[.E4]*2.54/100" office:value-type="float" office:value="14.07414">
            <text:p>14.07414</text:p>
          </table:table-cell>
          <table:table-cell office:value-type="float" office:value="38.291">
            <text:p>38.291</text:p>
          </table:table-cell>
          <table:table-cell table:formula="of:=[.K4]-[.F4]" office:value-type="float" office:value="36.92586">
            <text:p>36.92586</text:p>
          </table:table-cell>
          <table:table-cell table:formula="of:=[.F4]+[.G4]" office:value-type="float" office:value="52.36514">
            <text:p>52.36514</text:p>
          </table:table-cell>
          <table:table-cell table:formula="of:=[.K4]-[.I4]" office:value-type="float" office:value="-1.36514">
            <text:p>-1.36514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style-name="ce3" office:value-type="string">
            <text:p>GPIO1_2</text:p>
          </table:table-cell>
          <table:table-cell table:style-name="ce3" office:value-type="string">
            <text:p>GPMC_AD2</text:p>
          </table:table-cell>
          <table:table-cell table:style-name="ce3" office:value-type="string">
            <text:p>P8-5</text:p>
          </table:table-cell>
          <table:table-cell table:style-name="ce3" office:value-type="string">
            <text:p>P2</text:p>
          </table:table-cell>
          <table:table-cell table:style-name="ce29" office:value-type="float" office:value="1260.22">
            <text:p>1260.22</text:p>
          </table:table-cell>
          <table:table-cell table:style-name="ce29" table:formula="of:=[.E5]*2.54/100" office:value-type="float" office:value="32.009588">
            <text:p>32.009588</text:p>
          </table:table-cell>
          <table:table-cell table:style-name="ce3" office:value-type="float" office:value="18.306">
            <text:p>18.306</text:p>
          </table:table-cell>
          <table:table-cell table:formula="of:=[.K5]-[.F5]" office:value-type="float" office:value="18.990412">
            <text:p>18.990412</text:p>
          </table:table-cell>
          <table:table-cell table:formula="of:=[.F5]+[.G5]" office:value-type="float" office:value="50.315588">
            <text:p>50.315588</text:p>
          </table:table-cell>
          <table:table-cell table:formula="of:=[.K5]-[.I5]" office:value-type="float" office:value="0.684411999999995">
            <text:p>0.684412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3</text:p>
          </table:table-cell>
          <table:table-cell table:style-name="ce3" office:value-type="string">
            <text:p>GPMC_AD3</text:p>
          </table:table-cell>
          <table:table-cell table:style-name="ce3" office:value-type="string">
            <text:p>P8-6</text:p>
          </table:table-cell>
          <table:table-cell table:style-name="ce3" office:value-type="string">
            <text:p>P1</text:p>
          </table:table-cell>
          <table:table-cell table:style-name="ce29" office:value-type="float" office:value="1317.01">
            <text:p>1317.01</text:p>
          </table:table-cell>
          <table:table-cell table:style-name="ce29" table:formula="of:=[.E6]*2.54/100" office:value-type="float" office:value="33.452054">
            <text:p>33.452054</text:p>
          </table:table-cell>
          <table:table-cell table:style-name="ce3" office:value-type="float" office:value="19.848">
            <text:p>19.848</text:p>
          </table:table-cell>
          <table:table-cell table:formula="of:=[.K6]-[.F6]" office:value-type="float" office:value="17.547946">
            <text:p>17.547946</text:p>
          </table:table-cell>
          <table:table-cell table:formula="of:=[.F6]+[.G6]" office:value-type="float" office:value="53.300054">
            <text:p>53.300054</text:p>
          </table:table-cell>
          <table:table-cell table:formula="of:=[.K6]-[.I6]" office:value-type="float" office:value="-2.300054">
            <text:p>-2.300054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4</text:p>
          </table:table-cell>
          <table:table-cell table:style-name="ce3" office:value-type="string">
            <text:p>GPMC_AD4</text:p>
          </table:table-cell>
          <table:table-cell table:style-name="ce3" office:value-type="string">
            <text:p>P8-23</text:p>
          </table:table-cell>
          <table:table-cell table:style-name="ce3" office:value-type="string">
            <text:p>C2</text:p>
          </table:table-cell>
          <table:table-cell table:style-name="ce29" office:value-type="float" office:value="452.48">
            <text:p>452.48</text:p>
          </table:table-cell>
          <table:table-cell table:style-name="ce29" table:formula="of:=[.E7]*2.54/100" office:value-type="float" office:value="11.492992">
            <text:p>11.492992</text:p>
          </table:table-cell>
          <table:table-cell table:style-name="ce3" office:value-type="float" office:value="36.215">
            <text:p>36.215</text:p>
          </table:table-cell>
          <table:table-cell table:formula="of:=[.K7]-[.F7]" office:value-type="float" office:value="39.507008">
            <text:p>39.507008</text:p>
          </table:table-cell>
          <table:table-cell table:formula="of:=[.F7]+[.G7]" office:value-type="float" office:value="47.707992">
            <text:p>47.707992</text:p>
          </table:table-cell>
          <table:table-cell table:formula="of:=[.K7]-[.I7]" office:value-type="float" office:value="3.292008">
            <text:p>3.292008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5</text:p>
          </table:table-cell>
          <table:table-cell table:style-name="ce3" office:value-type="string">
            <text:p>GPMC_AD5</text:p>
          </table:table-cell>
          <table:table-cell table:style-name="ce3" office:value-type="string">
            <text:p>P8-22</text:p>
          </table:table-cell>
          <table:table-cell table:style-name="ce3" office:value-type="string">
            <text:p>D1</text:p>
          </table:table-cell>
          <table:table-cell table:style-name="ce29" office:value-type="float" office:value="549.33">
            <text:p>549.33</text:p>
          </table:table-cell>
          <table:table-cell table:style-name="ce29" table:formula="of:=[.E8]*2.54/100" office:value-type="float" office:value="13.952982">
            <text:p>13.952982</text:p>
          </table:table-cell>
          <table:table-cell table:style-name="ce3" office:value-type="float" office:value="36.939">
            <text:p>36.939</text:p>
          </table:table-cell>
          <table:table-cell table:formula="of:=[.K8]-[.F8]" office:value-type="float" office:value="37.047018">
            <text:p>37.047018</text:p>
          </table:table-cell>
          <table:table-cell table:formula="of:=[.F8]+[.G8]" office:value-type="float" office:value="50.891982">
            <text:p>50.891982</text:p>
          </table:table-cell>
          <table:table-cell table:formula="of:=[.K8]-[.I8]" office:value-type="float" office:value="0.108018000000001">
            <text:p>0.108018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6</text:p>
          </table:table-cell>
          <table:table-cell table:style-name="ce3" office:value-type="string">
            <text:p>GPMC_AD6</text:p>
          </table:table-cell>
          <table:table-cell table:style-name="ce3" office:value-type="string">
            <text:p>P8-3</text:p>
          </table:table-cell>
          <table:table-cell table:style-name="ce3" office:value-type="string">
            <text:p>R2</text:p>
          </table:table-cell>
          <table:table-cell table:style-name="ce29" office:value-type="float" office:value="1329.6">
            <text:p>1329.6</text:p>
          </table:table-cell>
          <table:table-cell table:style-name="ce29" table:formula="of:=[.E9]*2.54/100" office:value-type="float" office:value="33.77184">
            <text:p>33.77184</text:p>
          </table:table-cell>
          <table:table-cell table:style-name="ce3" office:value-type="float" office:value="19.855">
            <text:p>19.855</text:p>
          </table:table-cell>
          <table:table-cell table:formula="of:=[.K9]-[.F9]" office:value-type="float" office:value="17.22816">
            <text:p>17.22816</text:p>
          </table:table-cell>
          <table:table-cell table:formula="of:=[.F9]+[.G9]" office:value-type="float" office:value="53.62684">
            <text:p>53.62684</text:p>
          </table:table-cell>
          <table:table-cell table:formula="of:=[.K9]-[.I9]" office:value-type="float" office:value="-2.62684">
            <text:p>-2.62684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27" office:value-type="string">
            <text:p>GPIO1_7</text:p>
          </table:table-cell>
          <table:table-cell table:style-name="ce27" office:value-type="string">
            <text:p>GPMC_AD7</text:p>
          </table:table-cell>
          <table:table-cell table:style-name="ce27" office:value-type="string">
            <text:p>P8-4</text:p>
          </table:table-cell>
          <table:table-cell table:style-name="ce27" office:value-type="string">
            <text:p>R1</text:p>
          </table:table-cell>
          <table:table-cell table:style-name="ce30" office:value-type="float" office:value="1395.18">
            <text:p>1395.18</text:p>
          </table:table-cell>
          <table:table-cell table:style-name="ce30" table:formula="of:=[.E10]*2.54/100" office:value-type="float" office:value="35.437572">
            <text:p>35.437572</text:p>
          </table:table-cell>
          <table:table-cell table:style-name="ce27" office:value-type="float" office:value="20.495">
            <text:p>20.495</text:p>
          </table:table-cell>
          <table:table-cell table:style-name="ce27" table:formula="of:=[.K10]-[.F10]" office:value-type="float" office:value="15.562428">
            <text:p>15.562428</text:p>
          </table:table-cell>
          <table:table-cell table:style-name="ce27" table:formula="of:=[.F10]+[.G10]" office:value-type="float" office:value="55.932572">
            <text:p>55.932572</text:p>
          </table:table-cell>
          <table:table-cell table:style-name="ce27" table:formula="of:=[.K10]-[.I10]" office:value-type="float" office:value="-4.93257200000001">
            <text:p>-4.932572</text:p>
          </table:table-cell>
          <table:table-cell office:value-type="float" office:value="51">
            <text:p>51</text:p>
          </table:table-cell>
          <table:table-cell table:style-name="ce27" table:number-columns-repeated="1013"/>
        </table:table-row>
        <table:table-row table:style-name="ro8">
          <table:table-cell table:style-name="ce3" office:value-type="string">
            <text:p>EHRPWM2A</text:p>
          </table:table-cell>
          <table:table-cell table:style-name="ce3" office:value-type="string">
            <text:p>GPMC_AD8</text:p>
          </table:table-cell>
          <table:table-cell table:style-name="ce3" office:value-type="string">
            <text:p>P8-19</text:p>
          </table:table-cell>
          <table:table-cell table:style-name="ce3" office:value-type="string">
            <text:p>E2</text:p>
          </table:table-cell>
          <table:table-cell table:style-name="ce29" office:value-type="float" office:value="1166.49">
            <text:p>1166.49</text:p>
          </table:table-cell>
          <table:table-cell table:style-name="ce29" table:formula="of:=[.E11]*2.54/100" office:value-type="float" office:value="29.628846">
            <text:p>29.628846</text:p>
          </table:table-cell>
          <table:table-cell table:style-name="ce3" office:value-type="float" office:value="23.34">
            <text:p>23.34</text:p>
          </table:table-cell>
          <table:table-cell table:style-name="ce3" table:formula="of:=[.K11]-[.F11]" office:value-type="float" office:value="21.371154">
            <text:p>21.371154</text:p>
          </table:table-cell>
          <table:table-cell table:formula="of:=[.F11]+[.G11]" office:value-type="float" office:value="52.968846">
            <text:p>52.968846</text:p>
          </table:table-cell>
          <table:table-cell table:style-name="ce3" table:formula="of:=[.K11]-[.I11]" office:value-type="float" office:value="-1.968846">
            <text:p>-1.968846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EHRPWM2B</text:p>
          </table:table-cell>
          <table:table-cell table:style-name="ce3" office:value-type="string">
            <text:p>GPMC_AD9</text:p>
          </table:table-cell>
          <table:table-cell table:style-name="ce3" office:value-type="string">
            <text:p>P8-13</text:p>
          </table:table-cell>
          <table:table-cell table:style-name="ce3" office:value-type="string">
            <text:p>J1</text:p>
          </table:table-cell>
          <table:table-cell table:style-name="ce29" office:value-type="float" office:value="1124.85">
            <text:p>1124.85</text:p>
          </table:table-cell>
          <table:table-cell table:style-name="ce29" table:formula="of:=[.E12]*2.54/100" office:value-type="float" office:value="28.57119">
            <text:p>28.57119</text:p>
          </table:table-cell>
          <table:table-cell table:style-name="ce3" office:value-type="float" office:value="18.148">
            <text:p>18.148</text:p>
          </table:table-cell>
          <table:table-cell table:style-name="ce3" table:formula="of:=[.K12]-[.F12]" office:value-type="float" office:value="22.42881">
            <text:p>22.42881</text:p>
          </table:table-cell>
          <table:table-cell table:formula="of:=[.F12]+[.G12]" office:value-type="float" office:value="46.71919">
            <text:p>46.71919</text:p>
          </table:table-cell>
          <table:table-cell table:style-name="ce3" table:formula="of:=[.K12]-[.I12]" office:value-type="float" office:value="4.28081">
            <text:p>4.28081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office:value-type="string">
            <text:p>GPIO0_26</text:p>
          </table:table-cell>
          <table:table-cell office:value-type="string">
            <text:p>GPMC_AD10</text:p>
          </table:table-cell>
          <table:table-cell office:value-type="string">
            <text:p>P8-14</text:p>
          </table:table-cell>
          <table:table-cell office:value-type="string">
            <text:p>H2</text:p>
          </table:table-cell>
          <table:table-cell table:style-name="ce28" office:value-type="float" office:value="1148.21">
            <text:p>1148.21</text:p>
          </table:table-cell>
          <table:table-cell table:style-name="ce28" table:formula="of:=[.E13]*2.54/100" office:value-type="float" office:value="29.164534">
            <text:p>29.164534</text:p>
          </table:table-cell>
          <table:table-cell office:value-type="float" office:value="19.169">
            <text:p>19.169</text:p>
          </table:table-cell>
          <table:table-cell table:formula="of:=[.K13]-[.F13]" office:value-type="float" office:value="21.835466">
            <text:p>21.835466</text:p>
          </table:table-cell>
          <table:table-cell table:formula="of:=[.F13]+[.G13]" office:value-type="float" office:value="48.333534">
            <text:p>48.333534</text:p>
          </table:table-cell>
          <table:table-cell table:formula="of:=[.K13]-[.I13]" office:value-type="float" office:value="2.666466">
            <text:p>2.66646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style-name="ce3" office:value-type="string">
            <text:p>GPIO0_27</text:p>
          </table:table-cell>
          <table:table-cell table:style-name="ce3" office:value-type="string">
            <text:p>GPMC_AD11</text:p>
          </table:table-cell>
          <table:table-cell table:style-name="ce3" office:value-type="string">
            <text:p>P8-17</text:p>
          </table:table-cell>
          <table:table-cell table:style-name="ce3" office:value-type="string">
            <text:p>F2</text:p>
          </table:table-cell>
          <table:table-cell table:style-name="ce29" office:value-type="float" office:value="1159.78">
            <text:p>1159.78</text:p>
          </table:table-cell>
          <table:table-cell table:style-name="ce29" table:formula="of:=[.E14]*2.54/100" office:value-type="float" office:value="29.458412">
            <text:p>29.458412</text:p>
          </table:table-cell>
          <table:table-cell table:style-name="ce3" office:value-type="float" office:value="18.56">
            <text:p>18.56</text:p>
          </table:table-cell>
          <table:table-cell table:style-name="ce3" table:formula="of:=[.K14]-[.F14]" office:value-type="float" office:value="21.541588">
            <text:p>21.541588</text:p>
          </table:table-cell>
          <table:table-cell table:formula="of:=[.F14]+[.G14]" office:value-type="float" office:value="48.018412">
            <text:p>48.018412</text:p>
          </table:table-cell>
          <table:table-cell table:style-name="ce3" table:formula="of:=[.K14]-[.I14]" office:value-type="float" office:value="2.981588">
            <text:p>2.981588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office:value-type="string">
            <text:p>GPIO1_12</text:p>
          </table:table-cell>
          <table:table-cell office:value-type="string">
            <text:p>GPMC_AD12</text:p>
          </table:table-cell>
          <table:table-cell office:value-type="string">
            <text:p>P8-12</text:p>
          </table:table-cell>
          <table:table-cell office:value-type="string">
            <text:p>K1</text:p>
          </table:table-cell>
          <table:table-cell table:style-name="ce28" office:value-type="float" office:value="1139.2">
            <text:p>1139.2</text:p>
          </table:table-cell>
          <table:table-cell table:style-name="ce28" table:formula="of:=[.E15]*2.54/100" office:value-type="float" office:value="28.93568">
            <text:p>28.93568</text:p>
          </table:table-cell>
          <table:table-cell office:value-type="float" office:value="18.346">
            <text:p>18.346</text:p>
          </table:table-cell>
          <table:table-cell table:formula="of:=[.K15]-[.F15]" office:value-type="float" office:value="22.06432">
            <text:p>22.06432</text:p>
          </table:table-cell>
          <table:table-cell table:formula="of:=[.F15]+[.G15]" office:value-type="float" office:value="47.28168">
            <text:p>47.28168</text:p>
          </table:table-cell>
          <table:table-cell table:formula="of:=[.K15]-[.I15]" office:value-type="float" office:value="3.71832">
            <text:p>3.71832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style-name="ce3" office:value-type="string">
            <text:p>GPIO1_13</text:p>
          </table:table-cell>
          <table:table-cell table:style-name="ce3" office:value-type="string">
            <text:p>GPMC_AD13</text:p>
          </table:table-cell>
          <table:table-cell table:style-name="ce3" office:value-type="string">
            <text:p>P8-11</text:p>
          </table:table-cell>
          <table:table-cell table:style-name="ce3" office:value-type="string">
            <text:p>K2</text:p>
          </table:table-cell>
          <table:table-cell table:style-name="ce3" office:value-type="float" office:value="1135.4">
            <text:p>1135.4</text:p>
          </table:table-cell>
          <table:table-cell table:style-name="ce29" table:formula="of:=[.E16]*2.54/100" office:value-type="float" office:value="28.83916">
            <text:p>28.83916</text:p>
          </table:table-cell>
          <table:table-cell table:style-name="ce3" office:value-type="float" office:value="20.47">
            <text:p>20.47</text:p>
          </table:table-cell>
          <table:table-cell table:style-name="ce3" table:formula="of:=[.K16]-[.F16]" office:value-type="float" office:value="22.16084">
            <text:p>22.16084</text:p>
          </table:table-cell>
          <table:table-cell table:formula="of:=[.F16]+[.G16]" office:value-type="float" office:value="49.30916">
            <text:p>49.30916</text:p>
          </table:table-cell>
          <table:table-cell table:style-name="ce3" table:formula="of:=[.K16]-[.I16]" office:value-type="float" office:value="1.69083999999999">
            <text:p>1.69084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office:value-type="string">
            <text:p>GPIO1_14</text:p>
          </table:table-cell>
          <table:table-cell office:value-type="string">
            <text:p>GPMC_AD14</text:p>
          </table:table-cell>
          <table:table-cell office:value-type="string">
            <text:p>P8-16</text:p>
          </table:table-cell>
          <table:table-cell office:value-type="string">
            <text:p>G1</text:p>
          </table:table-cell>
          <table:table-cell table:style-name="ce28" office:value-type="float" office:value="1160.34">
            <text:p>1160.34</text:p>
          </table:table-cell>
          <table:table-cell table:style-name="ce28" table:formula="of:=[.E17]*2.54/100" office:value-type="float" office:value="29.472636">
            <text:p>29.472636</text:p>
          </table:table-cell>
          <table:table-cell office:value-type="float" office:value="17.635">
            <text:p>17.635</text:p>
          </table:table-cell>
          <table:table-cell table:formula="of:=[.K17]-[.F17]" office:value-type="float" office:value="21.527364">
            <text:p>21.527364</text:p>
          </table:table-cell>
          <table:table-cell table:formula="of:=[.F17]+[.G17]" office:value-type="float" office:value="47.107636">
            <text:p>47.107636</text:p>
          </table:table-cell>
          <table:table-cell table:formula="of:=[.K17]-[.I17]" office:value-type="float" office:value="3.892364">
            <text:p>3.892364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office:value-type="string">
            <text:p>GPIO1_15</text:p>
          </table:table-cell>
          <table:table-cell office:value-type="string">
            <text:p>GPMC_AD15</text:p>
          </table:table-cell>
          <table:table-cell office:value-type="string">
            <text:p>P8-15</text:p>
          </table:table-cell>
          <table:table-cell office:value-type="string">
            <text:p>H1</text:p>
          </table:table-cell>
          <table:table-cell table:style-name="ce28" office:value-type="float" office:value="1166.9">
            <text:p>1166.9</text:p>
          </table:table-cell>
          <table:table-cell table:style-name="ce28" table:formula="of:=[.E18]*2.54/100" office:value-type="float" office:value="29.63926">
            <text:p>29.63926</text:p>
          </table:table-cell>
          <table:table-cell office:value-type="float" office:value="21.433">
            <text:p>21.433</text:p>
          </table:table-cell>
          <table:table-cell table:formula="of:=[.K18]-[.F18]" office:value-type="float" office:value="21.36074">
            <text:p>21.36074</text:p>
          </table:table-cell>
          <table:table-cell table:formula="of:=[.F18]+[.G18]" office:value-type="float" office:value="51.07226">
            <text:p>51.07226</text:p>
          </table:table-cell>
          <table:table-cell table:formula="of:=[.K18]-[.I18]" office:value-type="float" office:value="-0.07226">
            <text:p>-0.0722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office:value-type="string">
            <text:p>GPIO2_1</text:p>
          </table:table-cell>
          <table:table-cell office:value-type="string">
            <text:p>GPMC_CLK</text:p>
          </table:table-cell>
          <table:table-cell office:value-type="string">
            <text:p>P8-18</text:p>
          </table:table-cell>
          <table:table-cell office:value-type="string">
            <text:p>F1</text:p>
          </table:table-cell>
          <table:table-cell table:style-name="ce28" office:value-type="float" office:value="706.36">
            <text:p>706.36</text:p>
          </table:table-cell>
          <table:table-cell table:style-name="ce28" table:formula="of:=[.E19]*2.54/100" office:value-type="float" office:value="17.941544">
            <text:p>17.941544</text:p>
          </table:table-cell>
          <table:table-cell office:value-type="float" office:value="30.9">
            <text:p>30.9</text:p>
          </table:table-cell>
          <table:table-cell table:formula="of:=[.K19]-[.F19]" office:value-type="float" office:value="33.058456">
            <text:p>33.058456</text:p>
          </table:table-cell>
          <table:table-cell table:formula="of:=[.F19]+[.G19]" office:value-type="float" office:value="48.841544">
            <text:p>48.841544</text:p>
          </table:table-cell>
          <table:table-cell table:formula="of:=[.K19]-[.I19]" office:value-type="float" office:value="2.158456">
            <text:p>2.15845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number-columns-repeated="5"/>
          <table:table-cell table:style-name="ce28"/>
          <table:table-cell table:number-columns-repeated="1018"/>
        </table:table-row>
        <table:table-row table:style-name="ro8">
          <table:table-cell office:value-type="string">
            <text:p>TIMER4</text:p>
          </table:table-cell>
          <table:table-cell office:value-type="string">
            <text:p>GPMC_ADVN_ALE</text:p>
          </table:table-cell>
          <table:table-cell office:value-type="string">
            <text:p>P8-7</text:p>
          </table:table-cell>
          <table:table-cell office:value-type="string">
            <text:p>N1</text:p>
          </table:table-cell>
          <table:table-cell table:style-name="ce28" office:value-type="float" office:value="1190.84">
            <text:p>1190.84</text:p>
          </table:table-cell>
          <table:table-cell table:style-name="ce28" table:formula="of:=[.E21]*2.54/100" office:value-type="float" office:value="30.247336">
            <text:p>30.247336</text:p>
          </table:table-cell>
          <table:table-cell/>
          <table:table-cell table:formula="of:=[.K21]-[.F21]" office:value-type="float" office:value="-30.247336">
            <text:p>-30.247336</text:p>
          </table:table-cell>
          <table:table-cell table:formula="of:=[.F21]+[.G21]" office:value-type="float" office:value="30.247336">
            <text:p>30.247336</text:p>
          </table:table-cell>
          <table:table-cell table:formula="of:=[.K21]-[.I21]" office:value-type="float" office:value="-30.247336">
            <text:p>-30.247336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TIMER5</text:p>
          </table:table-cell>
          <table:table-cell office:value-type="string">
            <text:p>GPMC_BEON_CLE</text:p>
          </table:table-cell>
          <table:table-cell office:value-type="string">
            <text:p>P8-9</text:p>
          </table:table-cell>
          <table:table-cell office:value-type="string">
            <text:p>M1</text:p>
          </table:table-cell>
          <table:table-cell table:style-name="ce28" office:value-type="float" office:value="1090.85">
            <text:p>1090.85</text:p>
          </table:table-cell>
          <table:table-cell table:style-name="ce28" table:formula="of:=[.E22]*2.54/100" office:value-type="float" office:value="27.70759">
            <text:p>27.70759</text:p>
          </table:table-cell>
          <table:table-cell/>
          <table:table-cell table:formula="of:=[.K22]-[.F22]" office:value-type="float" office:value="-27.70759">
            <text:p>-27.70759</text:p>
          </table:table-cell>
          <table:table-cell table:formula="of:=[.F22]+[.G22]" office:value-type="float" office:value="27.70759">
            <text:p>27.70759</text:p>
          </table:table-cell>
          <table:table-cell table:formula="of:=[.K22]-[.I22]" office:value-type="float" office:value="-27.70759">
            <text:p>-27.70759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TIMER7</text:p>
          </table:table-cell>
          <table:table-cell office:value-type="string">
            <text:p>GPMC_OEN</text:p>
          </table:table-cell>
          <table:table-cell office:value-type="string">
            <text:p>P8-8</text:p>
          </table:table-cell>
          <table:table-cell office:value-type="string">
            <text:p>M2</text:p>
          </table:table-cell>
          <table:table-cell table:style-name="ce28" office:value-type="float" office:value="1247.64">
            <text:p>1247.64</text:p>
          </table:table-cell>
          <table:table-cell table:style-name="ce28" table:formula="of:=[.E23]*2.54/100" office:value-type="float" office:value="31.690056">
            <text:p>31.690056</text:p>
          </table:table-cell>
          <table:table-cell/>
          <table:table-cell table:formula="of:=[.K23]-[.F23]" office:value-type="float" office:value="-31.690056">
            <text:p>-31.690056</text:p>
          </table:table-cell>
          <table:table-cell table:formula="of:=[.F23]+[.G23]" office:value-type="float" office:value="31.690056">
            <text:p>31.690056</text:p>
          </table:table-cell>
          <table:table-cell table:formula="of:=[.K23]-[.I23]" office:value-type="float" office:value="-31.690056">
            <text:p>-31.690056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TIMER6</text:p>
          </table:table-cell>
          <table:table-cell office:value-type="string">
            <text:p>GPMC_WEN</text:p>
          </table:table-cell>
          <table:table-cell office:value-type="string">
            <text:p>P8-10</text:p>
          </table:table-cell>
          <table:table-cell office:value-type="string">
            <text:p>L1</text:p>
          </table:table-cell>
          <table:table-cell table:style-name="ce28" office:value-type="float" office:value="1190.67">
            <text:p>1190.67</text:p>
          </table:table-cell>
          <table:table-cell table:style-name="ce28" table:formula="of:=[.E24]*2.54/100" office:value-type="float" office:value="30.243018">
            <text:p>30.243018</text:p>
          </table:table-cell>
          <table:table-cell/>
          <table:table-cell table:formula="of:=[.K24]-[.F24]" office:value-type="float" office:value="-30.243018">
            <text:p>-30.243018</text:p>
          </table:table-cell>
          <table:table-cell table:formula="of:=[.F24]+[.G24]" office:value-type="float" office:value="30.243018">
            <text:p>30.243018</text:p>
          </table:table-cell>
          <table:table-cell table:formula="of:=[.K24]-[.I24]" office:value-type="float" office:value="-30.243018">
            <text:p>-30.243018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GPIO1_29</text:p>
          </table:table-cell>
          <table:table-cell office:value-type="string">
            <text:p>GPMC_CSN0</text:p>
          </table:table-cell>
          <table:table-cell office:value-type="string">
            <text:p>P8-26</text:p>
          </table:table-cell>
          <table:table-cell office:value-type="string">
            <text:p>B1</text:p>
          </table:table-cell>
          <table:table-cell table:style-name="ce28" office:value-type="float" office:value="539.17">
            <text:p>539.17</text:p>
          </table:table-cell>
          <table:table-cell table:style-name="ce28" table:formula="of:=[.E25]*2.54/100" office:value-type="float" office:value="13.694918">
            <text:p>13.694918</text:p>
          </table:table-cell>
          <table:table-cell/>
          <table:table-cell table:formula="of:=[.K25]-[.F25]" office:value-type="float" office:value="-13.694918">
            <text:p>-13.694918</text:p>
          </table:table-cell>
          <table:table-cell table:formula="of:=[.F25]+[.G25]" office:value-type="float" office:value="13.694918">
            <text:p>13.694918</text:p>
          </table:table-cell>
          <table:table-cell table:formula="of:=[.K25]-[.I25]" office:value-type="float" office:value="-13.694918">
            <text:p>-13.694918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GPIO1_30</text:p>
          </table:table-cell>
          <table:table-cell office:value-type="string">
            <text:p>GPMC_CSN1</text:p>
          </table:table-cell>
          <table:table-cell office:value-type="string">
            <text:p>P8-21</text:p>
          </table:table-cell>
          <table:table-cell office:value-type="string">
            <text:p>D3</text:p>
          </table:table-cell>
          <table:table-cell table:style-name="ce28" office:value-type="float" office:value="480.82">
            <text:p>480.82</text:p>
          </table:table-cell>
          <table:table-cell table:style-name="ce28" table:formula="of:=[.E26]*2.54/100" office:value-type="float" office:value="12.212828">
            <text:p>12.212828</text:p>
          </table:table-cell>
          <table:table-cell/>
          <table:table-cell table:formula="of:=[.K26]-[.F26]" office:value-type="float" office:value="-12.212828">
            <text:p>-12.212828</text:p>
          </table:table-cell>
          <table:table-cell table:formula="of:=[.F26]+[.G26]" office:value-type="float" office:value="12.212828">
            <text:p>12.212828</text:p>
          </table:table-cell>
          <table:table-cell table:formula="of:=[.K26]-[.I26]" office:value-type="float" office:value="-12.212828">
            <text:p>-12.212828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GPIO1_31</text:p>
          </table:table-cell>
          <table:table-cell office:value-type="string">
            <text:p>GPMC_CSN2</text:p>
          </table:table-cell>
          <table:table-cell office:value-type="string">
            <text:p>P8-20</text:p>
          </table:table-cell>
          <table:table-cell office:value-type="string">
            <text:p>E1</text:p>
          </table:table-cell>
          <table:table-cell table:style-name="ce28" office:value-type="float" office:value="612.86">
            <text:p>612.86</text:p>
          </table:table-cell>
          <table:table-cell table:style-name="ce28" table:formula="of:=[.E27]*2.54/100" office:value-type="float" office:value="15.566644">
            <text:p>15.566644</text:p>
          </table:table-cell>
          <table:table-cell/>
          <table:table-cell table:formula="of:=[.K27]-[.F27]" office:value-type="float" office:value="-15.566644">
            <text:p>-15.566644</text:p>
          </table:table-cell>
          <table:table-cell table:formula="of:=[.F27]+[.G27]" office:value-type="float" office:value="15.566644">
            <text:p>15.566644</text:p>
          </table:table-cell>
          <table:table-cell table:formula="of:=[.K27]-[.I27]" office:value-type="float" office:value="-15.566644">
            <text:p>-15.566644</text:p>
          </table:table-cell>
          <table:table-cell/>
          <table:table-cell table:number-columns-repeated="1013"/>
        </table:table-row>
        <table:table-row table:style-name="ro8">
          <table:table-cell table:number-columns-repeated="5"/>
          <table:table-cell table:style-name="ce28"/>
          <table:table-cell table:number-columns-repeated="1018"/>
        </table:table-row>
        <table:table-row table:style-name="ro8">
          <table:table-cell office:value-type="string">
            <text:p>GPIO1_28</text:p>
          </table:table-cell>
          <table:table-cell office:value-type="string">
            <text:p>GPMC_BE1N</text:p>
          </table:table-cell>
          <table:table-cell office:value-type="string">
            <text:p>P9-12</text:p>
          </table:table-cell>
          <table:table-cell office:value-type="string">
            <text:p>P12</text:p>
          </table:table-cell>
          <table:table-cell table:style-name="ce28" office:value-type="float" office:value="1827.2">
            <text:p>1827.2</text:p>
          </table:table-cell>
          <table:table-cell table:style-name="ce28" table:formula="of:=[.E29]*2.54/100" office:value-type="float" office:value="46.41088">
            <text:p>46.41088</text:p>
          </table:table-cell>
          <table:table-cell/>
          <table:table-cell table:formula="of:=[.K29]-[.F29]" office:value-type="float" office:value="-46.41088">
            <text:p>-46.41088</text:p>
          </table:table-cell>
          <table:table-cell table:formula="of:=[.F29]+[.G29]" office:value-type="float" office:value="46.41088">
            <text:p>46.41088</text:p>
          </table:table-cell>
          <table:table-cell table:formula="of:=[.K29]-[.I29]" office:value-type="float" office:value="-46.41088">
            <text:p>-46.41088</text:p>
          </table:table-cell>
          <table:table-cell/>
          <table:table-cell table:number-columns-repeated="1013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nufacturers" table:style-name="ta1">
        <table:table-column table:style-name="co20" table:default-cell-style-name="Default"/>
        <table:table-column table:style-name="co21" table:default-cell-style-name="Default"/>
        <table:table-column table:style-name="co8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row table:style-name="ro5"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Date Sent</text:p>
          </table:table-cell>
          <table:table-cell office:value-type="string">
            <text:p>Quote</text:p>
          </table:table-cell>
          <table:table-cell office:value-type="string">
            <text:p>Turn Around Time</text:p>
          </table:table-cell>
          <table:table-cell office:value-type="string">
            <text:p>Notes</text:p>
          </table:table-cell>
        </table:table-row>
        <table:table-row table:style-name="ro3">
          <table:table-cell office:value-type="string">
            <text:p>Microart</text:p>
          </table:table-cell>
          <table:table-cell office:value-type="string">
            <text:p><text:a xlink:href="mailto:sales@microart.ca" xlink:type="simple">sales@microart.ca</text:a></text:p>
          </table:table-cell>
          <table:table-cell office:value-type="string">
            <text:p>2012/09/11</text:p>
          </table:table-cell>
          <table:table-cell table:number-columns-repeated="2"/>
          <table:table-cell office:value-type="string">
            <text:p>Contact name Mark. Kean knows these guys.</text:p>
          </table:table-cell>
        </table:table-row>
        <table:table-row table:style-name="ro3">
          <table:table-cell office:value-type="string">
            <text:p>Zhong Xin Hua Group</text:p>
          </table:table-cell>
          <table:table-cell office:value-type="string">
            <text:p><text:a xlink:href="mailto:wmb05@zxhgroup.com" xlink:type="simple">wmb05@zxhgroup.com</text:a>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IM'd with ViVi Chen.</text:p>
          </table:table-cell>
        </table:table-row>
        <table:table-row table:style-name="ro5">
          <table:table-cell office:value-type="string">
            <text:p>Shenzhen Great Electronics</text:p>
          </table:table-cell>
          <table:table-cell office:value-type="string">
            <text:p>Contacted via alibaba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Contact name Alice Lee.\</text:p>
          </table:table-cell>
        </table:table-row>
        <table:table-row table:style-name="ro5">
          <table:table-cell office:value-type="string">
            <text:p>Lian Da Jin Electronic Limited</text:p>
          </table:table-cell>
          <table:table-cell office:value-type="string">
            <text:p>Contacted via alibaba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Contact name Milicent Tan</text:p>
          </table:table-cell>
        </table:table-row>
        <table:table-row table:style-name="ro3">
          <table:table-cell office:value-type="string">
            <text:p>Advanced Circuits</text:p>
          </table:table-cell>
          <table:table-cell office:value-type="string">
            <text:p><text:a xlink:href="mailto:forrest@4pcb.com" xlink:type="simple">forrest@4pcb.com</text:a></text:p>
          </table:table-cell>
          <table:table-cell office:value-type="string">
            <text:p>2012/09/15</text:p>
          </table:table-cell>
          <table:table-cell table:number-columns-repeated="2"/>
          <table:table-cell office:value-type="string">
            <text:p>Contact: Forrest Arndt</text:p>
          </table:table-cell>
        </table:table-row>
        <table:table-row table:style-name="ro3">
          <table:table-cell office:value-type="string">
            <text:p>CCI Canadian Circuits</text:p>
          </table:table-cell>
          <table:table-cell office:value-type="string">
            <text:p><text:a xlink:href="mailto:sales@canadiancircuits.com" xlink:type="simple">sales@canadiancircuits.com</text:a></text:p>
          </table:table-cell>
          <table:table-cell office:value-type="string">
            <text:p>2012/09/15</text:p>
          </table:table-cell>
          <table:table-cell table:number-columns-repeated="3"/>
        </table:table-row>
        <table:table-row table:style-name="ro3">
          <table:table-cell office:value-type="string">
            <text:p>CircuitCo</text:p>
          </table:table-cell>
          <table:table-cell office:value-type="string">
            <text:p><text:a xlink:href="mailto:sales@circuitco.com" xlink:type="simple">sales@circuitco.com</text:a></text:p>
          </table:table-cell>
          <table:table-cell office:value-type="string">
            <text:p>2012/09/16</text:p>
          </table:table-cell>
          <table:table-cell table:number-columns-repeated="3"/>
        </table:table-row>
        <table:table-row table:style-name="ro5" table:number-rows-repeated="1048567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BOM_Itemized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number-columns-repeated="1018" table:default-cell-style-name="Default"/>
        <table:table-row table:style-name="ro3">
          <table:table-cell office:value-type="string">
            <text:p>Number</text:p>
          </table:table-cell>
          <table:table-cell table:style-name="ce33" office:value-type="string">
            <text:p>Schematic Reference</text:p>
          </table:table-cell>
          <table:table-cell office:value-type="string">
            <text:p>Value</text:p>
          </table:table-cell>
          <table:table-cell office:value-type="string">
            <text:p>Part Number</text:p>
          </table:table-cell>
          <table:table-cell office:value-type="string">
            <text:p>Digikey Unit Price</text:p>
          </table:table-cell>
          <table:table-cell office:value-type="string">
            <text:p>Extended Price</text:p>
          </table:table-cell>
          <table:table-cell table:number-columns-repeated="1018"/>
        </table:table-row>
        <table:table-row table:style-name="ro3">
          <table:table-cell office:value-type="float" office:value="3">
            <text:p>3</text:p>
          </table:table-cell>
          <table:table-cell table:style-name="ce33" office:value-type="string">
            <text:p>C201,C213,C301</text:p>
          </table:table-cell>
          <table:table-cell office:value-type="string">
            <text:p>10UF</text:p>
          </table:table-cell>
          <table:table-cell office:value-type="string">
            <text:p>JMK212BJ106KD-T</text:p>
          </table:table-cell>
          <table:table-cell office:value-type="float" office:value="0.2">
            <text:p>0.2</text:p>
          </table:table-cell>
          <table:table-cell table:formula="of:=[.A2]*[.E2]" office:value-type="float" office:value="0.6">
            <text:p>0.6</text:p>
          </table:table-cell>
          <table:table-cell table:number-columns-repeated="1018"/>
        </table:table-row>
        <table:table-row table:style-name="ro9">
          <table:table-cell office:value-type="float" office:value="11">
            <text:p>11</text:p>
          </table:table-cell>
          <table:table-cell table:style-name="ce33" office:value-type="string">
            <text:p>C202,C214,C302,C401,C402,C725,C726,C727,C728,C729,C730</text:p>
          </table:table-cell>
          <table:table-cell office:value-type="string">
            <text:p>0.1UF</text:p>
          </table:table-cell>
          <table:table-cell office:value-type="string">
            <text:p>C1608X5R1E104K</text:p>
          </table:table-cell>
          <table:table-cell office:value-type="float" office:value="0.11">
            <text:p>0.11</text:p>
          </table:table-cell>
          <table:table-cell table:formula="of:=[.A3]*[.E3]" office:value-type="float" office:value="1.21">
            <text:p>1.21</text:p>
          </table:table-cell>
          <table:table-cell table:number-columns-repeated="1018"/>
        </table:table-row>
        <table:table-row table:style-name="ro10">
          <table:table-cell office:value-type="float" office:value="12">
            <text:p>12</text:p>
          </table:table-cell>
          <table:table-cell table:style-name="ce33" office:value-type="string">
            <text:p>C701,C702,C703,C704,C705,C706,C707,C708,C709,C710,C711,C712</text:p>
          </table:table-cell>
          <table:table-cell office:value-type="string">
            <text:p>0.47UF</text:p>
          </table:table-cell>
          <table:table-cell office:value-type="string">
            <text:p>C1608X5R1A474K</text:p>
          </table:table-cell>
          <table:table-cell office:value-type="float" office:value="0.11">
            <text:p>0.11</text:p>
          </table:table-cell>
          <table:table-cell table:formula="of:=[.A4]*[.E4]" office:value-type="float" office:value="1.32">
            <text:p>1.32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R203,R204,R214,R215</text:p>
          </table:table-cell>
          <table:table-cell office:value-type="string">
            <text:p>0OHM</text:p>
          </table:table-cell>
          <table:table-cell office:value-type="string">
            <text:p>ERJ-3EKF6042V</text:p>
          </table:table-cell>
          <table:table-cell office:value-type="float" office:value="0.11">
            <text:p>0.11</text:p>
          </table:table-cell>
          <table:table-cell table:formula="of:=[.A5]*[.E5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5">
            <text:p>5</text:p>
          </table:table-cell>
          <table:table-cell table:style-name="ce33" office:value-type="string">
            <text:p>R219,R308,R309,R310,R311</text:p>
          </table:table-cell>
          <table:table-cell office:value-type="string">
            <text:p>100_OHM</text:p>
          </table:table-cell>
          <table:table-cell office:value-type="string">
            <text:p>ERJ-3EKF1100V</text:p>
          </table:table-cell>
          <table:table-cell office:value-type="float" office:value="0.11">
            <text:p>0.11</text:p>
          </table:table-cell>
          <table:table-cell table:formula="of:=[.A6]*[.E6]" office:value-type="float" office:value="0.55">
            <text:p>0.55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405</text:p>
          </table:table-cell>
          <table:table-cell office:value-type="string">
            <text:p>100MHZOSC</text:p>
          </table:table-cell>
          <table:table-cell office:value-type="string">
            <text:p>CB3LV-3I-100M0000</text:p>
          </table:table-cell>
          <table:table-cell office:value-type="float" office:value="2.58">
            <text:p>2.58</text:p>
          </table:table-cell>
          <table:table-cell table:formula="of:=[.A7]*[.E7]" office:value-type="float" office:value="2.58">
            <text:p>2.58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C207,C208,C218,C220</text:p>
          </table:table-cell>
          <table:table-cell office:value-type="string">
            <text:p>100PF</text:p>
          </table:table-cell>
          <table:table-cell office:value-type="string">
            <text:p>C1608X7R1H101K</text:p>
          </table:table-cell>
          <table:table-cell office:value-type="float" office:value="0.11">
            <text:p>0.11</text:p>
          </table:table-cell>
          <table:table-cell table:formula="of:=[.A8]*[.E8]" office:value-type="float" office:value="0.44">
            <text:p>0.44</text:p>
          </table:table-cell>
          <table:table-cell table:number-columns-repeated="1018"/>
        </table:table-row>
        <table:table-row table:style-name="ro11">
          <table:table-cell office:value-type="float" office:value="12">
            <text:p>12</text:p>
          </table:table-cell>
          <table:table-cell table:style-name="ce33" office:value-type="string">
            <text:p>C719,C720,C721,C722,C723,C724,C737,C738,C739,C740,C741,C742</text:p>
          </table:table-cell>
          <table:table-cell office:value-type="string">
            <text:p>100UF</text:p>
          </table:table-cell>
          <table:table-cell office:value-type="string">
            <text:p>JMK316BJ107ML-T</text:p>
          </table:table-cell>
          <table:table-cell office:value-type="float" office:value="1.27">
            <text:p>1.27</text:p>
          </table:table-cell>
          <table:table-cell table:formula="of:=[.A9]*[.E9]" office:value-type="float" office:value="15.24">
            <text:p>15.24</text:p>
          </table:table-cell>
          <table:table-cell table:number-columns-repeated="1018"/>
        </table:table-row>
        <table:table-row table:style-name="ro12">
          <table:table-cell office:value-type="float" office:value="11">
            <text:p>11</text:p>
          </table:table-cell>
          <table:table-cell table:style-name="ce33" office:value-type="string">
            <text:p>R201,R202,R212,R213,R301,R302,R303,R304,R305,R306,R307</text:p>
          </table:table-cell>
          <table:table-cell office:value-type="string">
            <text:p>10K</text:p>
          </table:table-cell>
          <table:table-cell office:value-type="string">
            <text:p>ERJ-3GEYJ103V</text:p>
          </table:table-cell>
          <table:table-cell office:value-type="float" office:value="0.11">
            <text:p>0.11</text:p>
          </table:table-cell>
          <table:table-cell table:formula="of:=[.A10]*[.E10]" office:value-type="float" office:value="1.21">
            <text:p>1.21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C204,C206,C216,C219</text:p>
          </table:table-cell>
          <table:table-cell office:value-type="string">
            <text:p>10PF</text:p>
          </table:table-cell>
          <table:table-cell office:value-type="string">
            <text:p>C1608C0G1H100D</text:p>
          </table:table-cell>
          <table:table-cell office:value-type="float" office:value="0.11">
            <text:p>0.11</text:p>
          </table:table-cell>
          <table:table-cell table:formula="of:=[.A11]*[.E11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R223</text:p>
          </table:table-cell>
          <table:table-cell office:value-type="string">
            <text:p>137K</text:p>
          </table:table-cell>
          <table:table-cell office:value-type="string">
            <text:p>ERJ-3EKF1373V</text:p>
          </table:table-cell>
          <table:table-cell office:value-type="float" office:value="0.11">
            <text:p>0.11</text:p>
          </table:table-cell>
          <table:table-cell table:formula="of:=[.A12]*[.E12]" office:value-type="float" office:value="0.11">
            <text:p>0.11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R206,R207,R218,R220</text:p>
          </table:table-cell>
          <table:table-cell office:value-type="string">
            <text:p>13K</text:p>
          </table:table-cell>
          <table:table-cell office:value-type="string">
            <text:p>ERJ-3EKF1302V</text:p>
          </table:table-cell>
          <table:table-cell office:value-type="float" office:value="0.11">
            <text:p>0.11</text:p>
          </table:table-cell>
          <table:table-cell table:formula="of:=[.A13]*[.E13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2">
            <text:p>2</text:p>
          </table:table-cell>
          <table:table-cell table:style-name="ce33" office:value-type="string">
            <text:p>R205,R216</text:p>
          </table:table-cell>
          <table:table-cell office:value-type="string">
            <text:p>150K</text:p>
          </table:table-cell>
          <table:table-cell office:value-type="string">
            <text:p>ERJ-3GEYJ103V</text:p>
          </table:table-cell>
          <table:table-cell office:value-type="float" office:value="0.11">
            <text:p>0.11</text:p>
          </table:table-cell>
          <table:table-cell table:formula="of:=[.A14]*[.E14]" office:value-type="float" office:value="0.22">
            <text:p>0.22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C203,C205,C215,C217</text:p>
          </table:table-cell>
          <table:table-cell office:value-type="string">
            <text:p>1NF</text:p>
          </table:table-cell>
          <table:table-cell office:value-type="string">
            <text:p>C1608X7R1H102K</text:p>
          </table:table-cell>
          <table:table-cell office:value-type="float" office:value="0.11">
            <text:p>0.11</text:p>
          </table:table-cell>
          <table:table-cell table:formula="of:=[.A15]*[.E15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L201,L202,L203,L204</text:p>
          </table:table-cell>
          <table:table-cell office:value-type="string">
            <text:p>2.2UH</text:p>
          </table:table-cell>
          <table:table-cell office:value-type="string">
            <text:p>NR6028T2R2N</text:p>
          </table:table-cell>
          <table:table-cell office:value-type="float" office:value="0.33">
            <text:p>0.33</text:p>
          </table:table-cell>
          <table:table-cell table:formula="of:=[.A16]*[.E16]" office:value-type="float" office:value="1.32">
            <text:p>1.32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Q201</text:p>
          </table:table-cell>
          <table:table-cell office:value-type="string">
            <text:p>2N7002K</text:p>
          </table:table-cell>
          <table:table-cell office:value-type="string">
            <text:p>2N7002K-T1-E3</text:p>
          </table:table-cell>
          <table:table-cell office:value-type="float" office:value="0.41">
            <text:p>0.41</text:p>
          </table:table-cell>
          <table:table-cell table:formula="of:=[.A17]*[.E17]" office:value-type="float" office:value="0.41">
            <text:p>0.41</text:p>
          </table:table-cell>
          <table:table-cell table:number-columns-repeated="1018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34" office:value-type="string">
            <text:p>J701,J702</text:p>
          </table:table-cell>
          <table:table-cell table:style-name="ce5" office:value-type="string">
            <text:p>3_WAY_JUMPER</text:p>
          </table:table-cell>
          <table:table-cell table:style-name="ce5" office:value-type="string">
            <text:p>TSHC-103-S-06-240-G-LF</text:p>
          </table:table-cell>
          <table:table-cell table:style-name="ce5" office:value-type="float" office:value="0">
            <text:p>0</text:p>
          </table:table-cell>
          <table:table-cell table:formula="of:=[.A18]*[.E18]" office:value-type="float" office:value="0">
            <text:p>0</text:p>
          </table:table-cell>
          <table:table-cell table:style-name="ce5" table:number-columns-repeated="1018"/>
        </table:table-row>
        <table:table-row table:style-name="ro3">
          <table:table-cell office:value-type="float" office:value="5">
            <text:p>5</text:p>
          </table:table-cell>
          <table:table-cell table:style-name="ce33" office:value-type="string">
            <text:p>R208,R209,R211,R222,R224</text:p>
          </table:table-cell>
          <table:table-cell office:value-type="string">
            <text:p>30K</text:p>
          </table:table-cell>
          <table:table-cell office:value-type="string">
            <text:p>ERJ-3EKF3002V</text:p>
          </table:table-cell>
          <table:table-cell office:value-type="float" office:value="0.11">
            <text:p>0.11</text:p>
          </table:table-cell>
          <table:table-cell table:formula="of:=[.A19]*[.E19]" office:value-type="float" office:value="0.55">
            <text:p>0.55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R401</text:p>
          </table:table-cell>
          <table:table-cell office:value-type="string">
            <text:p>330_OHM</text:p>
          </table:table-cell>
          <table:table-cell office:value-type="string">
            <text:p>ERJ-3GEYJ331V</text:p>
          </table:table-cell>
          <table:table-cell office:value-type="float" office:value="0.11">
            <text:p>0.11</text:p>
          </table:table-cell>
          <table:table-cell table:formula="of:=[.A20]*[.E20]" office:value-type="float" office:value="0.11">
            <text:p>0.11</text:p>
          </table:table-cell>
          <table:table-cell table:number-columns-repeated="1018"/>
        </table:table-row>
        <table:table-row table:style-name="ro4">
          <table:table-cell office:value-type="float" office:value="9">
            <text:p>9</text:p>
          </table:table-cell>
          <table:table-cell table:style-name="ce33" office:value-type="string">
            <text:p>R402,R403,R404,R405,R406,R407,R408,R409,R410</text:p>
          </table:table-cell>
          <table:table-cell office:value-type="string">
            <text:p>4_7K</text:p>
          </table:table-cell>
          <table:table-cell office:value-type="string">
            <text:p>ERJ-3GEYJ472V</text:p>
          </table:table-cell>
          <table:table-cell office:value-type="float" office:value="0.11">
            <text:p>0.11</text:p>
          </table:table-cell>
          <table:table-cell table:formula="of:=[.A21]*[.E21]" office:value-type="float" office:value="0.99">
            <text:p>0.99</text:p>
          </table:table-cell>
          <table:table-cell table:number-columns-repeated="1018"/>
        </table:table-row>
        <table:table-row table:style-name="ro13">
          <table:table-cell office:value-type="float" office:value="20">
            <text:p>20</text:p>
          </table:table-cell>
          <table:table-cell table:style-name="ce33" office:value-type="string">
            <text:p>C209,C210,C211,C212,C221,C222,C223,C224,C713,C714,C715,C716,C717,C718,C731,C732,C733,C734,C735,C736</text:p>
          </table:table-cell>
          <table:table-cell office:value-type="string">
            <text:p>4.7UF</text:p>
          </table:table-cell>
          <table:table-cell office:value-type="string">
            <text:p>JMK107BJ475KA-T</text:p>
          </table:table-cell>
          <table:table-cell office:value-type="float" office:value="0.14">
            <text:p>0.14</text:p>
          </table:table-cell>
          <table:table-cell table:formula="of:=[.A22]*[.E22]" office:value-type="float" office:value="2.8">
            <text:p>2.8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R221</text:p>
          </table:table-cell>
          <table:table-cell office:value-type="string">
            <text:p>60_4K</text:p>
          </table:table-cell>
          <table:table-cell office:value-type="string">
            <text:p>ERJ-3EKF6042V</text:p>
          </table:table-cell>
          <table:table-cell office:value-type="float" office:value="0.11">
            <text:p>0.11</text:p>
          </table:table-cell>
          <table:table-cell table:formula="of:=[.A23]*[.E23]" office:value-type="float" office:value="0.11">
            <text:p>0.11</text:p>
          </table:table-cell>
          <table:table-cell table:number-columns-repeated="1018"/>
        </table:table-row>
        <table:table-row table:style-name="ro3">
          <table:table-cell office:value-type="float" office:value="2">
            <text:p>2</text:p>
          </table:table-cell>
          <table:table-cell table:style-name="ce33" office:value-type="string">
            <text:p>R210,R217</text:p>
          </table:table-cell>
          <table:table-cell office:value-type="string">
            <text:p>95.3K</text:p>
          </table:table-cell>
          <table:table-cell office:value-type="string">
            <text:p>ERJ-3EKF9532V</text:p>
          </table:table-cell>
          <table:table-cell office:value-type="float" office:value="0.11">
            <text:p>0.11</text:p>
          </table:table-cell>
          <table:table-cell table:formula="of:=[.A24]*[.E24]" office:value-type="float" office:value="0.22">
            <text:p>0.22</text:p>
          </table:table-cell>
          <table:table-cell table:number-columns-repeated="1018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34" office:value-type="string">
            <text:p>U401</text:p>
          </table:table-cell>
          <table:table-cell table:style-name="ce5" office:value-type="string">
            <text:p>BEAGLEBONE</text:p>
          </table:table-cell>
          <table:table-cell table:style-name="ce5" office:value-type="string">
            <text:p>PCB</text:p>
          </table:table-cell>
          <table:table-cell table:style-name="ce5" office:value-type="float" office:value="0">
            <text:p>0</text:p>
          </table:table-cell>
          <table:table-cell table:formula="of:=[.A25]*[.E25]" office:value-type="float" office:value="0">
            <text:p>0</text:p>
          </table:table-cell>
          <table:table-cell table:style-name="ce5"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U205,U303,U305,U306</text:p>
          </table:table-cell>
          <table:table-cell office:value-type="string">
            <text:p>BLUE_LED</text:p>
          </table:table-cell>
          <table:table-cell office:value-type="string">
            <text:p>APL3015QBC/D-F01</text:p>
          </table:table-cell>
          <table:table-cell office:value-type="float" office:value="0.46">
            <text:p>0.46</text:p>
          </table:table-cell>
          <table:table-cell table:formula="of:=[.A26]*[.E26]" office:value-type="float" office:value="1.84">
            <text:p>1.84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407</text:p>
          </table:table-cell>
          <table:table-cell office:value-type="string">
            <text:p>CAT24C256</text:p>
          </table:table-cell>
          <table:table-cell office:value-type="string">
            <text:p>CAT24C256YI-GT3</text:p>
          </table:table-cell>
          <table:table-cell office:value-type="float" office:value="0.76">
            <text:p>0.76</text:p>
          </table:table-cell>
          <table:table-cell table:formula="of:=[.A27]*[.E27]" office:value-type="float" office:value="0.76">
            <text:p>0.76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201</text:p>
          </table:table-cell>
          <table:table-cell office:value-type="string">
            <text:p>DC_BARREL</text:p>
          </table:table-cell>
          <table:table-cell office:value-type="string">
            <text:p>PJ-037A</text:p>
          </table:table-cell>
          <table:table-cell office:value-type="float" office:value="0.98">
            <text:p>0.98</text:p>
          </table:table-cell>
          <table:table-cell table:formula="of:=[.A28]*[.E28]" office:value-type="float" office:value="0.98">
            <text:p>0.98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406</text:p>
          </table:table-cell>
          <table:table-cell office:value-type="string">
            <text:p>EEPROM_SWITCH</text:p>
          </table:table-cell>
          <table:table-cell office:value-type="string">
            <text:p>A6S-2102-H</text:p>
          </table:table-cell>
          <table:table-cell office:value-type="float" office:value="1.55">
            <text:p>1.55</text:p>
          </table:table-cell>
          <table:table-cell table:formula="of:=[.A29]*[.E29]" office:value-type="float" office:value="1.55">
            <text:p>1.55</text:p>
          </table:table-cell>
          <table:table-cell table:number-columns-repeated="1018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34" office:value-type="string">
            <text:p>U501,U601</text:p>
          </table:table-cell>
          <table:table-cell table:style-name="ce5" office:value-type="string">
            <text:p>FPGA_20_PIN_HEADER</text:p>
          </table:table-cell>
          <table:table-cell table:style-name="ce5" office:value-type="string">
            <text:p>SSHSM-110-D-02-H-V-LF or BCS-110-L-D-TE</text:p>
          </table:table-cell>
          <table:table-cell table:style-name="ce5" office:value-type="float" office:value="0">
            <text:p>0</text:p>
          </table:table-cell>
          <table:table-cell table:formula="of:=[.A30]*[.E30]" office:value-type="float" office:value="0">
            <text:p>0</text:p>
          </table:table-cell>
          <table:table-cell table:style-name="ce5" table:number-columns-repeated="1018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34" office:value-type="string">
            <text:p>U701</text:p>
          </table:table-cell>
          <table:table-cell table:style-name="ce5" office:value-type="string">
            <text:p>JTAG_CONN</text:p>
          </table:table-cell>
          <table:table-cell table:style-name="ce35" office:value-type="string">
            <text:p>TSHC-106-S-06-240-G-LF</text:p>
          </table:table-cell>
          <table:table-cell table:style-name="ce5" office:value-type="float" office:value="0">
            <text:p>0</text:p>
          </table:table-cell>
          <table:table-cell table:formula="of:=[.A31]*[.E31]" office:value-type="float" office:value="0">
            <text:p>0</text:p>
          </table:table-cell>
          <table:table-cell table:style-name="ce5" table:number-columns-repeated="1018"/>
        </table:table-row>
        <table:table-row table:style-name="ro3">
          <table:table-cell office:value-type="float" office:value="2">
            <text:p>2</text:p>
          </table:table-cell>
          <table:table-cell table:style-name="ce33" office:value-type="string">
            <text:p>U204,U206</text:p>
          </table:table-cell>
          <table:table-cell office:value-type="string">
            <text:p>LTC3546</text:p>
          </table:table-cell>
          <table:table-cell office:value-type="string">
            <text:p>LTC3546EFE#PBF-ND</text:p>
          </table:table-cell>
          <table:table-cell office:value-type="float" office:value="8.95">
            <text:p>8.95</text:p>
          </table:table-cell>
          <table:table-cell table:formula="of:=[.A32]*[.E32]" office:value-type="float" office:value="17.9">
            <text:p>17.9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702</text:p>
          </table:table-cell>
          <table:table-cell office:value-type="string">
            <text:p>XC6SLX25FTG256</text:p>
          </table:table-cell>
          <table:table-cell office:value-type="string">
            <text:p>XC6SLX25-2FTG256C</text:p>
          </table:table-cell>
          <table:table-cell office:value-type="float" office:value="36.73">
            <text:p>36.73</text:p>
          </table:table-cell>
          <table:table-cell table:formula="of:=[.A33]*[.E33]" office:value-type="float" office:value="36.73">
            <text:p>36.73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404</text:p>
          </table:table-cell>
          <table:table-cell office:value-type="string">
            <text:p>XRA1207</text:p>
          </table:table-cell>
          <table:table-cell office:value-type="string">
            <text:p>XRA1207IG24-F</text:p>
          </table:table-cell>
          <table:table-cell office:value-type="float" office:value="2.91">
            <text:p>2.91</text:p>
          </table:table-cell>
          <table:table-cell table:formula="of:=[.A34]*[.E34]" office:value-type="float" office:value="2.91">
            <text:p>2.91</text:p>
          </table:table-cell>
          <table:table-cell table:number-columns-repeated="1018"/>
        </table:table-row>
        <table:table-row table:style-name="ro5">
          <table:table-cell/>
          <table:table-cell table:style-name="ce33"/>
          <table:table-cell table:number-columns-repeated="1022"/>
        </table:table-row>
        <table:table-row table:style-name="ro5">
          <table:table-cell/>
          <table:table-cell table:style-name="ce33"/>
          <table:table-cell table:number-columns-repeated="2"/>
          <table:table-cell table:style-name="ce36" office:value-type="string">
            <text:p>Total:</text:p>
          </table:table-cell>
          <table:table-cell table:formula="of:=SUM([.F2:.F34])" office:value-type="float" office:value="94.42">
            <text:p>94.42</text:p>
          </table:table-cell>
          <table:table-cell table:number-columns-repeated="1018"/>
        </table:table-row>
        <table:table-row table:style-name="ro5" table:number-rows-repeated="67">
          <table:table-cell/>
          <table:table-cell table:style-name="ce33"/>
          <table:table-cell table:number-columns-repeated="1022"/>
        </table:table-row>
        <table:table-row table:style-name="ro5" table:number-rows-repeated="10484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PIOBank_Mapping" table:style-name="ta1">
        <table:table-column table:style-name="co8" table:number-columns-repeated="2" table:default-cell-style-name="Default"/>
        <table:table-row table:style-name="ro5">
          <table:table-cell office:value-type="string">
            <text:p>Bank Pin</text:p>
          </table:table-cell>
          <table:table-cell office:value-type="string">
            <text:p>FPGA Pin</text:p>
          </table:table-cell>
        </table:table-row>
        <table:table-row table:style-name="ro5">
          <table:table-cell office:value-type="string">
            <text:p>0_1</text:p>
          </table:table-cell>
          <table:table-cell office:value-type="string">
            <text:p>A4</text:p>
          </table:table-cell>
        </table:table-row>
        <table:table-row table:style-name="ro5">
          <table:table-cell office:value-type="string">
            <text:p>0_2</text:p>
          </table:table-cell>
          <table:table-cell office:value-type="string">
            <text:p>C4</text:p>
          </table:table-cell>
        </table:table-row>
        <table:table-row table:style-name="ro5">
          <table:table-cell office:value-type="string">
            <text:p>0_3</text:p>
          </table:table-cell>
          <table:table-cell office:value-type="string">
            <text:p>A5</text:p>
          </table:table-cell>
        </table:table-row>
        <table:table-row table:style-name="ro5">
          <table:table-cell office:value-type="string">
            <text:p>0_4</text:p>
          </table:table-cell>
          <table:table-cell office:value-type="string">
            <text:p>B5</text:p>
          </table:table-cell>
        </table:table-row>
        <table:table-row table:style-name="ro5">
          <table:table-cell office:value-type="string">
            <text:p>0_5</text:p>
          </table:table-cell>
          <table:table-cell office:value-type="string">
            <text:p>A6</text:p>
          </table:table-cell>
        </table:table-row>
        <table:table-row table:style-name="ro5">
          <table:table-cell office:value-type="string">
            <text:p>0_6</text:p>
          </table:table-cell>
          <table:table-cell office:value-type="string">
            <text:p>B6</text:p>
          </table:table-cell>
        </table:table-row>
        <table:table-row table:style-name="ro5">
          <table:table-cell office:value-type="string">
            <text:p>0_7</text:p>
          </table:table-cell>
          <table:table-cell office:value-type="string">
            <text:p>A7</text:p>
          </table:table-cell>
        </table:table-row>
        <table:table-row table:style-name="ro5">
          <table:table-cell office:value-type="string">
            <text:p>0_8</text:p>
          </table:table-cell>
          <table:table-cell office:value-type="string">
            <text:p>C7</text:p>
          </table:table-cell>
        </table:table-row>
        <table:table-row table:style-name="ro5">
          <table:table-cell office:value-type="string">
            <text:p>0_9</text:p>
          </table:table-cell>
          <table:table-cell office:value-type="string">
            <text:p>A8</text:p>
          </table:table-cell>
        </table:table-row>
        <table:table-row table:style-name="ro5">
          <table:table-cell office:value-type="string">
            <text:p>0_10</text:p>
          </table:table-cell>
          <table:table-cell office:value-type="string">
            <text:p>B8</text:p>
          </table:table-cell>
        </table:table-row>
        <table:table-row table:style-name="ro5">
          <table:table-cell office:value-type="string">
            <text:p>0_11</text:p>
          </table:table-cell>
          <table:table-cell office:value-type="string">
            <text:p>A9</text:p>
          </table:table-cell>
        </table:table-row>
        <table:table-row table:style-name="ro5">
          <table:table-cell office:value-type="string">
            <text:p>0_12</text:p>
          </table:table-cell>
          <table:table-cell office:value-type="string">
            <text:p>C9</text:p>
          </table:table-cell>
        </table:table-row>
        <table:table-row table:style-name="ro5">
          <table:table-cell office:value-type="string">
            <text:p>0_13</text:p>
          </table:table-cell>
          <table:table-cell office:value-type="string">
            <text:p>A10</text:p>
          </table:table-cell>
        </table:table-row>
        <table:table-row table:style-name="ro5">
          <table:table-cell office:value-type="string">
            <text:p>0_14</text:p>
          </table:table-cell>
          <table:table-cell office:value-type="string">
            <text:p>B10</text:p>
          </table:table-cell>
        </table:table-row>
        <table:table-row table:style-name="ro5">
          <table:table-cell office:value-type="string">
            <text:p>0_15</text:p>
          </table:table-cell>
          <table:table-cell office:value-type="string">
            <text:p>A12</text:p>
          </table:table-cell>
        </table:table-row>
        <table:table-row table:style-name="ro5">
          <table:table-cell office:value-type="string">
            <text:p>0_16</text:p>
          </table:table-cell>
          <table:table-cell office:value-type="string">
            <text:p>B12</text:p>
          </table:table-cell>
        </table:table-row>
        <table:table-row table:style-name="ro5">
          <table:table-cell office:value-type="string">
            <text:p>0_17</text:p>
          </table:table-cell>
          <table:table-cell office:value-type="string">
            <text:p>A13</text:p>
          </table:table-cell>
        </table:table-row>
        <table:table-row table:style-name="ro5">
          <table:table-cell office:value-type="string">
            <text:p>0_18</text:p>
          </table:table-cell>
          <table:table-cell office:value-type="string">
            <text:p>C13</text:p>
          </table:table-cell>
        </table:table-row>
        <table:table-row table:style-name="ro5">
          <table:table-cell office:value-type="string">
            <text:p>0_19</text:p>
          </table:table-cell>
          <table:table-cell office:value-type="string">
            <text:p>A14</text:p>
          </table:table-cell>
        </table:table-row>
        <table:table-row table:style-name="ro5">
          <table:table-cell office:value-type="string">
            <text:p>0_20</text:p>
          </table:table-cell>
          <table:table-cell office:value-type="string">
            <text:p>B14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office:value-type="string">
            <text:p>1_1</text:p>
          </table:table-cell>
          <table:table-cell office:value-type="string">
            <text:p>B16</text:p>
          </table:table-cell>
        </table:table-row>
        <table:table-row table:style-name="ro5">
          <table:table-cell office:value-type="string">
            <text:p>1_2</text:p>
          </table:table-cell>
          <table:table-cell office:value-type="string">
            <text:p>B15</text:p>
          </table:table-cell>
        </table:table-row>
        <table:table-row table:style-name="ro5">
          <table:table-cell office:value-type="string">
            <text:p>1_3</text:p>
          </table:table-cell>
          <table:table-cell office:value-type="string">
            <text:p>C16</text:p>
          </table:table-cell>
        </table:table-row>
        <table:table-row table:style-name="ro5">
          <table:table-cell office:value-type="string">
            <text:p>1_4</text:p>
          </table:table-cell>
          <table:table-cell office:value-type="string">
            <text:p>C15</text:p>
          </table:table-cell>
        </table:table-row>
        <table:table-row table:style-name="ro5">
          <table:table-cell office:value-type="string">
            <text:p>1_5</text:p>
          </table:table-cell>
          <table:table-cell office:value-type="string">
            <text:p>D16</text:p>
          </table:table-cell>
        </table:table-row>
        <table:table-row table:style-name="ro5">
          <table:table-cell office:value-type="string">
            <text:p>1_6</text:p>
          </table:table-cell>
          <table:table-cell office:value-type="string">
            <text:p>D14</text:p>
          </table:table-cell>
        </table:table-row>
        <table:table-row table:style-name="ro5">
          <table:table-cell office:value-type="string">
            <text:p>1_7</text:p>
          </table:table-cell>
          <table:table-cell office:value-type="string">
            <text:p>E16</text:p>
          </table:table-cell>
        </table:table-row>
        <table:table-row table:style-name="ro5">
          <table:table-cell office:value-type="string">
            <text:p>1_8</text:p>
          </table:table-cell>
          <table:table-cell office:value-type="string">
            <text:p>E15</text:p>
          </table:table-cell>
        </table:table-row>
        <table:table-row table:style-name="ro5">
          <table:table-cell office:value-type="string">
            <text:p>1_9</text:p>
          </table:table-cell>
          <table:table-cell office:value-type="string">
            <text:p>F16</text:p>
          </table:table-cell>
        </table:table-row>
        <table:table-row table:style-name="ro5">
          <table:table-cell office:value-type="string">
            <text:p>1_10</text:p>
          </table:table-cell>
          <table:table-cell office:value-type="string">
            <text:p>F15</text:p>
          </table:table-cell>
        </table:table-row>
        <table:table-row table:style-name="ro5">
          <table:table-cell office:value-type="string">
            <text:p>1_11</text:p>
          </table:table-cell>
          <table:table-cell office:value-type="string">
            <text:p>G16</text:p>
          </table:table-cell>
        </table:table-row>
        <table:table-row table:style-name="ro5">
          <table:table-cell office:value-type="string">
            <text:p>1_12</text:p>
          </table:table-cell>
          <table:table-cell office:value-type="string">
            <text:p>G14</text:p>
          </table:table-cell>
        </table:table-row>
        <table:table-row table:style-name="ro5">
          <table:table-cell office:value-type="string">
            <text:p>1_13</text:p>
          </table:table-cell>
          <table:table-cell office:value-type="string">
            <text:p>H16</text:p>
          </table:table-cell>
        </table:table-row>
        <table:table-row table:style-name="ro5">
          <table:table-cell office:value-type="string">
            <text:p>1_14</text:p>
          </table:table-cell>
          <table:table-cell office:value-type="string">
            <text:p>H15</text:p>
          </table:table-cell>
        </table:table-row>
        <table:table-row table:style-name="ro5">
          <table:table-cell office:value-type="string">
            <text:p>1_15</text:p>
          </table:table-cell>
          <table:table-cell office:value-type="string">
            <text:p>J16</text:p>
          </table:table-cell>
        </table:table-row>
        <table:table-row table:style-name="ro5">
          <table:table-cell office:value-type="string">
            <text:p>1_16</text:p>
          </table:table-cell>
          <table:table-cell office:value-type="string">
            <text:p>J14</text:p>
          </table:table-cell>
        </table:table-row>
        <table:table-row table:style-name="ro5">
          <table:table-cell office:value-type="string">
            <text:p>1_17</text:p>
          </table:table-cell>
          <table:table-cell office:value-type="string">
            <text:p>K16</text:p>
          </table:table-cell>
        </table:table-row>
        <table:table-row table:style-name="ro5">
          <table:table-cell office:value-type="string">
            <text:p>1_18</text:p>
          </table:table-cell>
          <table:table-cell office:value-type="string">
            <text:p>K15</text:p>
          </table:table-cell>
        </table:table-row>
        <table:table-row table:style-name="ro5">
          <table:table-cell office:value-type="string">
            <text:p>1_19</text:p>
          </table:table-cell>
          <table:table-cell office:value-type="string">
            <text:p>L16</text:p>
          </table:table-cell>
        </table:table-row>
        <table:table-row table:style-name="ro5">
          <table:table-cell office:value-type="string">
            <text:p>1_20</text:p>
          </table:table-cell>
          <table:table-cell office:value-type="string">
            <text:p>L14</text:p>
          </table:table-cell>
        </table:table-row>
      </table:table>
      <table:table table:name="SDRAM Pins" table:style-name="ta1">
        <table:table-column table:style-name="co16" table:default-cell-style-name="Default"/>
        <table:table-column table:style-name="co8" table:number-columns-repeated="8" table:default-cell-style-name="Default"/>
        <table:table-row table:style-name="ro5">
          <table:table-cell office:value-type="string">
            <text:p>SDRAM Connections</text:p>
          </table:table-cell>
          <table:table-cell/>
          <table:table-cell office:value-type="string">
            <text:p>FPGA Pin</text:p>
          </table:table-cell>
          <table:table-cell table:number-columns-repeated="6"/>
        </table:table-row>
        <table:table-row table:style-name="ro5">
          <table:table-cell office:value-type="string">
            <text:p>Pin</text:p>
          </table:table-cell>
          <table:table-cell office:value-type="string">
            <text:p>Function</text:p>
          </table:table-cell>
          <table:table-cell table:number-columns-repeated="7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DQ0</text:p>
          </table:table-cell>
          <table:table-cell office:value-type="string">
            <text:p>R14</text:p>
          </table:table-cell>
          <table:table-cell table:number-columns-repeated="6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DQ1</text:p>
          </table:table-cell>
          <table:table-cell office:value-type="string">
            <text:p>M13</text:p>
          </table:table-cell>
          <table:table-cell table:number-columns-repeated="6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DQ2</text:p>
          </table:table-cell>
          <table:table-cell office:value-type="string">
            <text:p>L13</text:p>
          </table:table-cell>
          <table:table-cell table:number-columns-repeated="6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DQ3</text:p>
          </table:table-cell>
          <table:table-cell office:value-type="string">
            <text:p>K12</text:p>
          </table:table-cell>
          <table:table-cell table:number-columns-repeated="6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DQ4</text:p>
          </table:table-cell>
          <table:table-cell office:value-type="string">
            <text:p>G16</text:p>
          </table:table-cell>
          <table:table-cell table:number-columns-repeated="6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DQ5</text:p>
          </table:table-cell>
          <table:table-cell office:value-type="string">
            <text:p>G14</text:p>
          </table:table-cell>
          <table:table-cell table:number-columns-repeated="5"/>
          <table:table-cell office:value-type="string">
            <text:p>G12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DQ6</text:p>
          </table:table-cell>
          <table:table-cell office:value-type="string">
            <text:p>H16</text:p>
          </table:table-cell>
          <table:table-cell table:number-columns-repeated="4"/>
          <table:table-cell office:value-type="string">
            <text:p>H13</text:p>
          </table:table-cell>
          <table:table-cell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DQ7</text:p>
          </table:table-cell>
          <table:table-cell office:value-type="string">
            <text:p>H15</text:p>
          </table:table-cell>
          <table:table-cell table:number-columns-repeated="4"/>
          <table:table-cell office:value-type="string">
            <text:p>J13</text:p>
          </table:table-cell>
          <table:table-cell office:value-type="string">
            <text:p>J12</text:p>
          </table:table-cell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LDQM</text:p>
          </table:table-cell>
          <table:table-cell office:value-type="string">
            <text:p>H14</text:p>
          </table:table-cell>
          <table:table-cell table:number-columns-repeated="6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WE|</text:p>
          </table:table-cell>
          <table:table-cell office:value-type="string">
            <text:p>J16</text:p>
          </table:table-cell>
          <table:table-cell table:number-columns-repeated="3"/>
          <table:table-cell office:value-type="string">
            <text:p>L14</text:p>
          </table:table-cell>
          <table:table-cell/>
          <table:table-cell office:value-type="string">
            <text:p>L12</text:p>
          </table:table-cell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CAS|</text:p>
          </table:table-cell>
          <table:table-cell office:value-type="string">
            <text:p>K16</text:p>
          </table:table-cell>
          <table:table-cell table:number-columns-repeated="5"/>
          <table:table-cell office:value-type="string">
            <text:p>M12</text:p>
          </table:table-cell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RAS|</text:p>
          </table:table-cell>
          <table:table-cell office:value-type="string">
            <text:p>L16</text:p>
          </table:table-cell>
          <table:table-cell table:number-columns-repeated="5"/>
          <table:table-cell office:value-type="string">
            <text:p>N12</text:p>
          </table:table-cell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CS|</text:p>
          </table:table-cell>
          <table:table-cell office:value-type="string">
            <text:p>K15</text:p>
          </table:table-cell>
          <table:table-cell table:number-columns-repeated="5"/>
          <table:table-cell office:value-type="string">
            <text:p>P12 BANK 2</text:p>
          </table:table-cell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BS0</text:p>
          </table:table-cell>
          <table:table-cell office:value-type="string">
            <text:p>J14</text:p>
          </table:table-cell>
          <table:table-cell table:number-columns-repeated="5"/>
          <table:table-cell office:value-type="string">
            <text:p>R12</text:p>
          </table:table-cell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BS1</text:p>
          </table:table-cell>
          <table:table-cell office:value-type="string">
            <text:p>K14</text:p>
          </table:table-cell>
          <table:table-cell table:number-columns-repeated="3"/>
          <table:table-cell office:value-type="string">
            <text:p>T14</text:p>
          </table:table-cell>
          <table:table-cell office:value-type="string">
            <text:p>T13</text:p>
          </table:table-cell>
          <table:table-cell office:value-type="string">
            <text:p>T12</text:p>
          </table:table-cell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A10/AP</text:p>
          </table:table-cell>
          <table:table-cell office:value-type="string">
            <text:p>D16</text:p>
          </table:table-cell>
          <table:table-cell table:number-columns-repeated="6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A0</text:p>
          </table:table-cell>
          <table:table-cell office:value-type="string">
            <text:p>F13</text:p>
          </table:table-cell>
          <table:table-cell table:number-columns-repeated="6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A1 </text:p>
          </table:table-cell>
          <table:table-cell office:value-type="string">
            <text:p>F12</text:p>
          </table:table-cell>
          <table:table-cell table:number-columns-repeated="6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A2</text:p>
          </table:table-cell>
          <table:table-cell office:value-type="string">
            <text:p>E13</text:p>
          </table:table-cell>
          <table:table-cell table:number-columns-repeated="6"/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A3</text:p>
          </table:table-cell>
          <table:table-cell office:value-type="string">
            <text:p>E12</text:p>
          </table:table-cell>
          <table:table-cell table:number-columns-repeated="6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A4</text:p>
          </table:table-cell>
          <table:table-cell office:value-type="string">
            <text:p>B15</text:p>
          </table:table-cell>
          <table:table-cell table:number-columns-repeated="6"/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A5</text:p>
          </table:table-cell>
          <table:table-cell office:value-type="string">
            <text:p>B16</text:p>
          </table:table-cell>
          <table:table-cell table:number-columns-repeated="6"/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A6</text:p>
          </table:table-cell>
          <table:table-cell office:value-type="string">
            <text:p>C15</text:p>
          </table:table-cell>
          <table:table-cell table:number-columns-repeated="6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A7</text:p>
          </table:table-cell>
          <table:table-cell office:value-type="string">
            <text:p>C16</text:p>
          </table:table-cell>
          <table:table-cell table:number-columns-repeated="6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A8</text:p>
          </table:table-cell>
          <table:table-cell office:value-type="string">
            <text:p>D14</text:p>
          </table:table-cell>
          <table:table-cell table:number-columns-repeated="6"/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A9</text:p>
          </table:table-cell>
          <table:table-cell table:number-columns-repeated="7"/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A11</text:p>
          </table:table-cell>
          <table:table-cell office:value-type="string">
            <text:p>E15</text:p>
          </table:table-cell>
          <table:table-cell table:number-columns-repeated="6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A12</text:p>
          </table:table-cell>
          <table:table-cell office:value-type="string">
            <text:p>E16</text:p>
          </table:table-cell>
          <table:table-cell table:number-columns-repeated="6"/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CKE</text:p>
          </table:table-cell>
          <table:table-cell office:value-type="string">
            <text:p>F14</text:p>
          </table:table-cell>
          <table:table-cell table:number-columns-repeated="6"/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CLK</text:p>
          </table:table-cell>
          <table:table-cell office:value-type="string">
            <text:p>F15</text:p>
          </table:table-cell>
          <table:table-cell table:number-columns-repeated="6"/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UDMQ</text:p>
          </table:table-cell>
          <table:table-cell office:value-type="string">
            <text:p>F16</text:p>
          </table:table-cell>
          <table:table-cell table:number-columns-repeated="6"/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DQ8</text:p>
          </table:table-cell>
          <table:table-cell office:value-type="string">
            <text:p>M16</text:p>
          </table:table-cell>
          <table:table-cell table:number-columns-repeated="6"/>
        </table:table-row>
        <table:table-row table:style-name="ro5">
          <table:table-cell office:value-type="float" office:value="44">
            <text:p>44</text:p>
          </table:table-cell>
          <table:table-cell office:value-type="string">
            <text:p>DQ9</text:p>
          </table:table-cell>
          <table:table-cell office:value-type="string">
            <text:p>M15</text:p>
          </table:table-cell>
          <table:table-cell table:number-columns-repeated="6"/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DQ10</text:p>
          </table:table-cell>
          <table:table-cell table:number-columns-repeated="7"/>
        </table:table-row>
        <table:table-row table:style-name="ro5">
          <table:table-cell office:value-type="float" office:value="47">
            <text:p>47</text:p>
          </table:table-cell>
          <table:table-cell office:value-type="string">
            <text:p>DQ11</text:p>
          </table:table-cell>
          <table:table-cell table:number-columns-repeated="7"/>
        </table:table-row>
        <table:table-row table:style-name="ro5">
          <table:table-cell office:value-type="float" office:value="48">
            <text:p>48</text:p>
          </table:table-cell>
          <table:table-cell office:value-type="string">
            <text:p>DQ12</text:p>
          </table:table-cell>
          <table:table-cell office:value-type="string">
            <text:p>P16</text:p>
          </table:table-cell>
          <table:table-cell table:number-columns-repeated="6"/>
        </table:table-row>
        <table:table-row table:style-name="ro5">
          <table:table-cell office:value-type="float" office:value="50">
            <text:p>50</text:p>
          </table:table-cell>
          <table:table-cell office:value-type="string">
            <text:p>DQ13</text:p>
          </table:table-cell>
          <table:table-cell office:value-type="string">
            <text:p>P15</text:p>
          </table:table-cell>
          <table:table-cell table:number-columns-repeated="6"/>
        </table:table-row>
        <table:table-row table:style-name="ro5">
          <table:table-cell office:value-type="float" office:value="51">
            <text:p>51</text:p>
          </table:table-cell>
          <table:table-cell office:value-type="string">
            <text:p>DQ14</text:p>
          </table:table-cell>
          <table:table-cell office:value-type="string">
            <text:p>R16</text:p>
          </table:table-cell>
          <table:table-cell table:number-columns-repeated="6"/>
        </table:table-row>
        <table:table-row table:style-name="ro5">
          <table:table-cell office:value-type="float" office:value="53">
            <text:p>53</text:p>
          </table:table-cell>
          <table:table-cell office:value-type="string">
            <text:p>DQ15</text:p>
          </table:table-cell>
          <table:table-cell table:number-columns-repeated="7"/>
        </table:table-row>
        <table:table-row table:style-name="ro5" table:number-rows-repeated="1048534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1" svg:font-family="Arial" style:font-family-generic="swiss"/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">
      <number:text>-$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</number:number-style>
    <number:number-style style:name="N145">
      <style:text-properties fo:color="#ff0000"/>
      <number:text>-$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-$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style:text-properties fo:color="#ff0000"/>
      <number:text>-$</number:text>
      <number:number number:decimal-places="2" number:min-integer-digits="1" number:grouping="true"/>
      <style:map style:condition="value()&gt;=0" style:apply-style-name="N148P0"/>
    </number:number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-$</number:text>
      <number:number number:decimal-places="2" number:min-integer-digits="1" number:grouping="true"/>
      <number:text> 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8">00/00/0000</text:date>, <text:time style:data-style-name="N2" text:time-value="0000-00-00T15:16:0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0T21:07:12</meta:creation-date>
    <meta:generator>LibreOffice/3.6$Linux_X86_64 LibreOffice_project/360m1$Build-2</meta:generator>
    <dc:date>2012-11-08T19:10:12</dc:date>
    <meta:editing-duration>P16DT4H30M47S</meta:editing-duration>
    <meta:editing-cycles>98</meta:editing-cycles>
    <meta:document-statistic meta:table-count="8" meta:cell-count="1562" meta:object-count="0"/>
  </office:meta>
</office:document-meta>
</file>